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007cm" table:align="left"/>
    </style:style>
    <style:style style:name="Tabelle1.A" style:family="table-column">
      <style:table-column-properties style:column-width="2.884cm"/>
    </style:style>
    <style:style style:name="Tabelle1.B" style:family="table-column">
      <style:table-column-properties style:column-width="13.123cm"/>
    </style:style>
    <style:style style:name="Tabelle1.A1" style:family="table-cell">
      <style:table-cell-properties fo:background-color="#f3f3f3" fo:padding="0.049cm" fo:border-left="1pt solid #808080" fo:border-right="none" fo:border-top="1pt solid #808080" fo:border-bottom="1pt solid #808080">
        <style:background-image/>
      </style:table-cell-properties>
    </style:style>
    <style:style style:name="Tabelle1.B1" style:family="table-cell">
      <style:table-cell-properties fo:background-color="#f3f3f3" fo:padding="0.049cm" fo:border="1pt solid #808080">
        <style:background-image/>
      </style:table-cell-properties>
    </style:style>
    <style:style style:name="Tabelle1.A2" style:family="table-cell">
      <style:table-cell-properties fo:background-color="#f3f3f3" fo:padding="0.049cm" fo:border-left="1pt solid #808080" fo:border-right="none" fo:border-top="none" fo:border-bottom="1pt solid #808080">
        <style:background-image/>
      </style:table-cell-properties>
    </style:style>
    <style:style style:name="Tabelle1.B2" style:family="table-cell">
      <style:table-cell-properties fo:padding="0.049cm" fo:border-left="1pt solid #808080" fo:border-right="1pt solid #808080" fo:border-top="none" fo:border-bottom="1pt solid #808080"/>
    </style:style>
    <style:style style:name="Tabelle1.B3" style:family="table-cell">
      <style:table-cell-properties fo:padding="0.049cm" fo:border-left="1pt solid #808080" fo:border-right="1pt solid #808080" fo:border-top="none" fo:border-bottom="1pt solid #808080"/>
    </style:style>
    <style:style style:name="Tabelle1.B4" style:family="table-cell">
      <style:table-cell-properties fo:padding="0.049cm" fo:border-left="1pt solid #808080" fo:border-right="1pt solid #808080" fo:border-top="none" fo:border-bottom="1pt solid #808080"/>
    </style:style>
    <style:style style:name="Tabelle1.B5" style:family="table-cell">
      <style:table-cell-properties fo:padding="0.049cm" fo:border-left="1pt solid #808080" fo:border-right="1pt solid #808080" fo:border-top="none" fo:border-bottom="1pt solid #808080"/>
    </style:style>
    <style:style style:name="Tabelle1.B6" style:family="table-cell">
      <style:table-cell-properties fo:padding="0.049cm" fo:border-left="1pt solid #808080" fo:border-right="1pt solid #808080" fo:border-top="none" fo:border-bottom="1pt solid #808080"/>
    </style:style>
    <style:style style:name="Tabelle1.B7" style:family="table-cell">
      <style:table-cell-properties fo:padding="0.049cm" fo:border-left="1pt solid #808080" fo:border-right="1pt solid #808080" fo:border-top="none" fo:border-bottom="1pt solid #808080"/>
    </style:style>
    <style:style style:name="Tabelle1.B8" style:family="table-cell">
      <style:table-cell-properties fo:padding="0.049cm" fo:border-left="1pt solid #808080" fo:border-right="1pt solid #808080" fo:border-top="none" fo:border-bottom="1pt solid #808080"/>
    </style:style>
    <style:style style:name="Tabelle1.B9" style:family="table-cell">
      <style:table-cell-properties fo:padding="0.049cm" fo:border-left="1pt solid #808080" fo:border-right="1pt solid #808080" fo:border-top="none" fo:border-bottom="1pt solid #808080"/>
    </style:style>
    <style:style style:name="Tabelle1.B10" style:family="table-cell">
      <style:table-cell-properties fo:padding="0.049cm" fo:border-left="1pt solid #808080" fo:border-right="1pt solid #808080" fo:border-top="none" fo:border-bottom="1pt solid #808080"/>
    </style:style>
    <style:style style:name="Tabelle1.B11" style:family="table-cell">
      <style:table-cell-properties fo:padding="0.049cm" fo:border-left="1pt solid #808080" fo:border-right="1pt solid #808080" fo:border-top="none" fo:border-bottom="1pt solid #808080"/>
    </style:style>
    <style:style style:name="Tabelle1.B12" style:family="table-cell">
      <style:table-cell-properties fo:padding="0.049cm" fo:border-left="1pt solid #808080" fo:border-right="1pt solid #808080" fo:border-top="none" fo:border-bottom="1pt solid #808080"/>
    </style:style>
    <style:style style:name="Tabelle1.B13" style:family="table-cell">
      <style:table-cell-properties fo:padding="0.049cm" fo:border-left="1pt solid #808080" fo:border-right="1pt solid #808080" fo:border-top="none" fo:border-bottom="1pt solid #808080"/>
    </style:style>
    <style:style style:name="Tabelle1.B14" style:family="table-cell">
      <style:table-cell-properties fo:padding="0.049cm" fo:border-left="1pt solid #808080" fo:border-right="1pt solid #808080" fo:border-top="none" fo:border-bottom="1pt solid #808080"/>
    </style:style>
    <style:style style:name="Tabelle2" style:family="table">
      <style:table-properties style:width="16.034cm" table:align="left"/>
    </style:style>
    <style:style style:name="Tabelle2.A" style:family="table-column">
      <style:table-column-properties style:column-width="2.778cm"/>
    </style:style>
    <style:style style:name="Tabelle2.B" style:family="table-column">
      <style:table-column-properties style:column-width="13.256cm"/>
    </style:style>
    <style:style style:name="Tabelle2.A1" style:family="table-cell">
      <style:table-cell-properties fo:background-color="#f3f3f3" fo:padding="0.049cm" fo:border-left="1pt solid #808080" fo:border-right="none" fo:border-top="1pt solid #808080" fo:border-bottom="1pt solid #808080">
        <style:background-image/>
      </style:table-cell-properties>
    </style:style>
    <style:style style:name="Tabelle2.B1" style:family="table-cell">
      <style:table-cell-properties fo:padding="0.049cm" fo:border="1pt solid #808080"/>
    </style:style>
    <style:style style:name="Tabelle2.A2" style:family="table-cell">
      <style:table-cell-properties fo:background-color="#f3f3f3" fo:padding="0.049cm" fo:border-left="1pt solid #808080" fo:border-right="none" fo:border-top="none" fo:border-bottom="1pt solid #808080">
        <style:background-image/>
      </style:table-cell-properties>
    </style:style>
    <style:style style:name="Tabelle2.B2" style:family="table-cell">
      <style:table-cell-properties fo:padding="0.049cm" fo:border-left="1pt solid #808080" fo:border-right="1pt solid #808080" fo:border-top="none" fo:border-bottom="1pt solid #808080"/>
    </style:style>
    <style:style style:name="Tabelle2.B3" style:family="table-cell">
      <style:table-cell-properties fo:padding="0.049cm" fo:border-left="1pt solid #808080" fo:border-right="1pt solid #808080" fo:border-top="none" fo:border-bottom="1pt solid #808080"/>
    </style:style>
    <style:style style:name="Tabelle2.B4" style:family="table-cell">
      <style:table-cell-properties fo:padding="0.049cm" fo:border-left="1pt solid #808080" fo:border-right="1pt solid #808080" fo:border-top="none" fo:border-bottom="1pt solid #808080"/>
    </style:style>
    <style:style style:name="Tabelle2.B5" style:family="table-cell">
      <style:table-cell-properties fo:padding="0.049cm" fo:border-left="1pt solid #808080" fo:border-right="1pt solid #808080" fo:border-top="none" fo:border-bottom="1pt solid #808080"/>
    </style:style>
    <style:style style:name="Tabelle2.B6" style:family="table-cell">
      <style:table-cell-properties fo:padding="0.049cm" fo:border-left="1pt solid #808080" fo:border-right="1pt solid #808080" fo:border-top="none" fo:border-bottom="1pt solid #808080"/>
    </style:style>
    <style:style style:name="Tabelle3" style:family="table">
      <style:table-properties style:width="16.999cm" table:align="left" fo:background-color="#f2f2f2">
        <style:background-image/>
      </style:table-properties>
    </style:style>
    <style:style style:name="Tabelle3.A" style:family="table-column">
      <style:table-column-properties style:column-width="5.576cm"/>
    </style:style>
    <style:style style:name="Tabelle3.B" style:family="table-column">
      <style:table-column-properties style:column-width="5.726cm"/>
    </style:style>
    <style:style style:name="Tabelle3.C" style:family="table-column">
      <style:table-column-properties style:column-width="5.697cm"/>
    </style:style>
    <style:style style:name="Tabelle3.A1" style:family="table-cell">
      <style:table-cell-properties fo:padding="0.049cm" fo:border-left="1pt solid #808080" fo:border-right="none" fo:border-top="1pt solid #808080" fo:border-bottom="1pt solid #808080"/>
    </style:style>
    <style:style style:name="Tabelle3.C1" style:family="table-cell">
      <style:table-cell-properties fo:padding="0.049cm" fo:border="1pt solid #808080"/>
    </style:style>
    <style:style style:name="P1" style:family="paragraph" style:parent-style-name="Text_20_body">
      <style:paragraph-properties fo:text-align="justify" style:justify-single-word="false"/>
    </style:style>
    <style:style style:name="P2" style:family="paragraph" style:parent-style-name="Text_20_body">
      <style:text-properties fo:language="fr" fo:country="FR"/>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text-align="start" style:justify-single-word="false"/>
    </style:style>
    <style:style style:name="P5" style:family="paragraph" style:parent-style-name="Text_20_body">
      <style:text-properties fo:language="en" fo:country="GB"/>
    </style:style>
    <style:style style:name="P6" style:family="paragraph" style:parent-style-name="Text_20_body">
      <style:paragraph-properties fo:margin-left="0.499cm" fo:margin-right="0cm" fo:text-indent="-0.499cm" style:auto-text-indent="false" fo:padding="0cm" fo:border="none"/>
    </style:style>
    <style:style style:name="P7" style:family="paragraph" style:parent-style-name="Text_20_body">
      <style:paragraph-properties fo:padding="0cm" fo:border="none"/>
    </style:style>
    <style:style style:name="P8" style:family="paragraph" style:parent-style-name="Text_20_body">
      <style:paragraph-properties fo:margin-left="0cm" fo:margin-right="0cm" fo:text-align="justify" style:justify-single-word="false" fo:text-indent="0cm" style:auto-text-indent="false"/>
    </style:style>
    <style:style style:name="P9" style:family="paragraph" style:parent-style-name="Text_20_body">
      <style:paragraph-properties fo:margin-left="0cm" fo:margin-right="0cm" fo:text-align="justify" style:justify-single-word="false" fo:text-indent="0cm" style:auto-text-indent="false" fo:padding="0cm" fo:border="none"/>
    </style:style>
    <style:style style:name="P10" style:family="paragraph" style:parent-style-name="Table_20_Contents">
      <style:paragraph-properties fo:margin-left="0cm" fo:margin-right="0cm" fo:margin-top="0cm" fo:margin-bottom="0cm" loext:contextual-spacing="false" fo:text-indent="0cm" style:auto-text-indent="false" fo:padding-left="0.123cm" fo:padding-right="0.123cm" fo:padding-top="0.049cm" fo:padding-bottom="0.049cm" fo:border="0.99pt solid #000000"/>
      <style:text-properties fo:font-weight="bold"/>
    </style:style>
    <style:style style:name="P11" style:family="paragraph" style:parent-style-name="Table_20_Contents">
      <style:paragraph-properties fo:margin-left="0cm" fo:margin-right="0cm" fo:margin-top="0cm" fo:margin-bottom="0cm" loext:contextual-spacing="false" fo:text-indent="0cm" style:auto-text-indent="false" fo:padding-left="0cm" fo:padding-right="0.123cm" fo:padding-top="0.049cm" fo:padding-bottom="0.049cm" fo:border-left="none" fo:border-right="0.99pt solid #000000" fo:border-top="0.99pt solid #000000" fo:border-bottom="0.99pt solid #000000"/>
      <style:text-properties style:font-name="Verdana" fo:font-size="10pt" fo:font-weight="bold"/>
    </style:style>
    <style:style style:name="P12" style:family="paragraph" style:parent-style-name="Table_20_Contents">
      <style:paragraph-properties fo:margin-left="0cm" fo:margin-right="0cm" fo:margin-top="0.106cm" fo:margin-bottom="0.106cm" loext:contextual-spacing="false" fo:text-indent="0cm" style:auto-text-indent="false" fo:padding-left="0.123cm" fo:padding-right="0.123cm" fo:padding-top="0cm" fo:padding-bottom="0.049cm" fo:border-left="0.99pt solid #000000" fo:border-right="0.99pt solid #000000" fo:border-top="none" fo:border-bottom="0.99pt solid #000000"/>
      <style:text-properties fo:color="#000000" fo:font-weight="bold"/>
    </style:style>
    <style:style style:name="P13" style:family="paragraph" style:parent-style-name="Table_20_Contents">
      <style:paragraph-properties fo:margin-left="0cm" fo:margin-right="0cm" fo:margin-top="0.106cm" fo:margin-bottom="0.106cm" loext:contextual-spacing="false" fo:text-align="justify" style:justify-single-word="false" fo:text-indent="0cm" style:auto-text-indent="false" fo:padding-left="0cm" fo:padding-right="0.123cm" fo:padding-top="0cm" fo:padding-bottom="0.049cm" fo:border-left="none" fo:border-right="0.99pt solid #000000" fo:border-top="none" fo:border-bottom="0.99pt solid #000000"/>
    </style:style>
    <style:style style:name="P14" style:family="paragraph" style:parent-style-name="Text_20_body">
      <style:paragraph-properties fo:margin-left="0cm" fo:margin-right="0cm" fo:margin-top="0cm" fo:margin-bottom="0.212cm" loext:contextual-spacing="false" fo:text-indent="0cm" style:auto-text-indent="false"/>
    </style:style>
    <style:style style:name="P15" style:family="paragraph" style:parent-style-name="Text_20_body">
      <style:paragraph-properties fo:margin-top="0cm" fo:margin-bottom="0.212cm" loext:contextual-spacing="false"/>
    </style:style>
    <style:style style:name="P16" style:family="paragraph" style:parent-style-name="Text_20_body">
      <style:paragraph-properties fo:margin-top="0cm" fo:margin-bottom="0.212cm" loext:contextual-spacing="false" fo:text-align="justify" style:justify-single-word="false"/>
    </style:style>
    <style:style style:name="P17" style:family="paragraph" style:parent-style-name="Text_20_body">
      <style:paragraph-properties fo:margin-top="0cm" fo:margin-bottom="0cm" loext:contextual-spacing="false"/>
      <style:text-properties fo:letter-spacing="normal"/>
    </style:style>
    <style:style style:name="P18" style:family="paragraph" style:parent-style-name="Text_20_body">
      <style:paragraph-properties fo:margin-left="0cm" fo:margin-right="0cm" fo:text-indent="1.27cm" style:auto-text-indent="false" fo:padding="0cm" fo:border="none"/>
    </style:style>
    <style:style style:name="P19" style:family="paragraph" style:parent-style-name="Text_20_body">
      <style:paragraph-properties fo:margin-left="0cm" fo:margin-right="0cm" fo:text-indent="2.54cm" style:auto-text-indent="false" fo:padding="0cm" fo:border="none"/>
    </style:style>
    <style:style style:name="P20" style:family="paragraph" style:parent-style-name="Text_20_body">
      <style:paragraph-properties fo:margin-left="1.251cm" fo:margin-right="0cm" fo:text-align="justify" style:justify-single-word="false" fo:text-indent="-1.251cm" style:auto-text-indent="false"/>
    </style:style>
    <style:style style:name="P21" style:family="paragraph" style:parent-style-name="Table_20_Contents">
      <style:paragraph-properties fo:margin-top="0cm" fo:margin-bottom="0.499cm" loext:contextual-spacing="false" fo:padding-left="0.123cm" fo:padding-right="0.123cm" fo:padding-top="0.049cm" fo:padding-bottom="0.049cm" fo:border="0.99pt solid #000000"/>
      <style:text-properties fo:color="#000000" fo:font-weight="bold"/>
    </style:style>
    <style:style style:name="P22" style:family="paragraph" style:parent-style-name="Table_20_Contents">
      <style:paragraph-properties fo:margin-top="0cm" fo:margin-bottom="0.499cm" loext:contextual-spacing="false" fo:padding-left="0.123cm" fo:padding-right="0.123cm" fo:padding-top="0cm" fo:padding-bottom="0.049cm" fo:border-left="0.99pt solid #000000" fo:border-right="0.99pt solid #000000" fo:border-top="none" fo:border-bottom="0.99pt solid #000000"/>
      <style:text-properties fo:color="#000000" fo:font-weight="bold"/>
    </style:style>
    <style:style style:name="P23" style:family="paragraph" style:parent-style-name="Table_20_Contents">
      <style:paragraph-properties fo:margin-top="0cm" fo:margin-bottom="0.499cm" loext:contextual-spacing="false" fo:padding-left="0cm" fo:padding-right="0.123cm" fo:padding-top="0cm" fo:padding-bottom="0.049cm" fo:border-left="none" fo:border-right="0.99pt solid #000000" fo:border-top="none" fo:border-bottom="0.99pt solid #000000"/>
    </style:style>
    <style:style style:name="P24" style:family="paragraph" style:parent-style-name="Table_20_Contents">
      <style:paragraph-properties fo:margin-top="0cm" fo:margin-bottom="0.499cm" loext:contextual-spacing="false" fo:text-align="justify" style:justify-single-word="false" fo:padding-left="0cm" fo:padding-right="0.123cm" fo:padding-top="0cm" fo:padding-bottom="0.049cm" fo:border-left="none" fo:border-right="0.99pt solid #000000" fo:border-top="none" fo:border-bottom="0.99pt solid #000000"/>
    </style:style>
    <style:style style:name="P25" style:family="paragraph" style:parent-style-name="Table_20_Contents">
      <style:paragraph-properties fo:margin-top="0cm" fo:margin-bottom="0.499cm" loext:contextual-spacing="false" fo:padding-left="0.123cm" fo:padding-right="0.123cm" fo:padding-top="0.049cm" fo:padding-bottom="0.049cm" fo:border="0.06pt solid #000000"/>
    </style:style>
    <style:style style:name="P26" style:family="paragraph" style:parent-style-name="Table_20_Contents">
      <style:paragraph-properties fo:margin-top="0cm" fo:margin-bottom="0.499cm" loext:contextual-spacing="false" fo:padding-left="0cm" fo:padding-right="0.123cm" fo:padding-top="0.049cm" fo:padding-bottom="0.049cm" fo:border-left="none" fo:border-right="0.06pt solid #000000" fo:border-top="0.06pt solid #000000" fo:border-bottom="0.06pt solid #000000"/>
    </style:style>
    <style:style style:name="P27" style:family="paragraph" style:parent-style-name="Table_20_Contents">
      <style:paragraph-properties fo:margin-top="0cm" fo:margin-bottom="0.499cm" loext:contextual-spacing="false" fo:text-align="start" style:justify-single-word="false" fo:padding-left="0cm" fo:padding-right="0.123cm" fo:padding-top="0.049cm" fo:padding-bottom="0.049cm" fo:border-left="none" fo:border-right="0.99pt solid #000000" fo:border-top="0.99pt solid #000000" fo:border-bottom="0.99pt solid #000000"/>
    </style:style>
    <style:style style:name="P28" style:family="paragraph" style:parent-style-name="code">
      <style:text-properties fo:font-weight="bold" style:font-weight-asian="bold" style:font-weight-complex="bold"/>
    </style:style>
    <style:style style:name="P29" style:family="paragraph" style:parent-style-name="code">
      <style:text-properties fo:language="fr" fo:country="FR" fo:font-weight="bold" style:font-weight-asian="bold" style:font-weight-complex="bold"/>
    </style:style>
    <style:style style:name="P30" style:family="paragraph" style:parent-style-name="Standard">
      <style:text-properties fo:language="en" fo:country="GB"/>
    </style:style>
    <style:style style:name="P31" style:family="paragraph" style:parent-style-name="Standard">
      <style:text-properties fo:letter-spacing="normal"/>
    </style:style>
    <style:style style:name="P32" style:family="paragraph" style:parent-style-name="Standard">
      <style:text-properties fo:language="fr" fo:country="FR"/>
    </style:style>
    <style:style style:name="P33" style:family="paragraph" style:parent-style-name="Text_20_body">
      <style:paragraph-properties fo:margin-left="1.279cm" fo:margin-right="0cm" fo:text-align="justify" style:justify-single-word="false" fo:text-indent="-1.251cm" style:auto-text-indent="false">
        <style:tab-stops/>
      </style:paragraph-properties>
    </style:style>
    <style:style style:name="P34" style:family="paragraph" style:parent-style-name="Text_20_body">
      <style:paragraph-properties fo:margin-left="0.75cm" fo:margin-right="0cm" fo:text-indent="-0.75cm" style:auto-text-indent="false" fo:padding="0cm" fo:border="none"/>
    </style:style>
    <style:style style:name="P35" style:family="paragraph" style:parent-style-name="Text_20_body">
      <style:paragraph-properties fo:margin-left="0.75cm" fo:margin-right="0cm" fo:margin-top="0.106cm" fo:margin-bottom="0cm" loext:contextual-spacing="false" style:line-height-at-least="0.423cm" fo:text-indent="-0.75cm" style:auto-text-indent="false" fo:padding="0cm" fo:border="none"/>
    </style:style>
    <style:style style:name="P36" style:family="paragraph" style:parent-style-name="Standard" style:list-style-name="List_20_3"/>
    <style:style style:name="P37" style:family="paragraph" style:parent-style-name="Text_20_body">
      <style:paragraph-properties fo:text-align="justify" style:justify-single-word="false"/>
      <style:text-properties officeooo:rsid="002192a4" officeooo:paragraph-rsid="002192a4"/>
    </style:style>
    <style:style style:name="P38" style:family="paragraph" style:parent-style-name="Text_20_body">
      <style:text-properties fo:language="fr" fo:country="FR"/>
    </style:style>
    <style:style style:name="P39" style:family="paragraph" style:parent-style-name="Text_20_body">
      <style:text-properties fo:language="fr" fo:country="FR" officeooo:rsid="00225de0" officeooo:paragraph-rsid="00225de0"/>
    </style:style>
    <style:style style:name="P40" style:family="paragraph" style:parent-style-name="Text_20_body" style:list-style-name="List_20_3">
      <style:paragraph-properties fo:margin-left="0.501cm" fo:margin-right="0cm" fo:margin-top="0.106cm" fo:margin-bottom="0cm" loext:contextual-spacing="false" fo:text-align="start" style:justify-single-word="false" fo:text-indent="-0.501cm" style:auto-text-indent="false"/>
      <style:text-properties fo:font-style="normal" style:font-style-asian="normal" style:font-style-complex="normal"/>
    </style:style>
    <style:style style:name="P41" style:family="paragraph" style:parent-style-name="Text_20_body">
      <style:paragraph-properties fo:margin-left="0cm" fo:margin-right="0cm" fo:margin-top="0cm" fo:margin-bottom="0.212cm" loext:contextual-spacing="false" fo:text-indent="0cm" style:auto-text-indent="false"/>
    </style:style>
    <style:style style:name="P42" style:family="paragraph" style:parent-style-name="Heading_20_3">
      <style:text-properties fo:font-weight="normal" style:font-weight-asian="normal" style:font-weight-complex="normal"/>
    </style:style>
    <style:style style:name="P43" style:family="paragraph" style:parent-style-name="Heading_20_2">
      <style:paragraph-properties fo:break-before="page"/>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Contents_20_2">
      <style:paragraph-properties>
        <style:tab-stops>
          <style:tab-stop style:position="16.999cm" style:type="right" style:leader-style="dotted" style:leader-text="."/>
        </style:tab-stops>
      </style:paragraph-properties>
    </style:style>
    <style:style style:name="P47" style:family="paragraph" style:parent-style-name="code" style:list-style-name="List_20_3"/>
    <style:style style:name="P48" style:family="paragraph" style:parent-style-name="code">
      <style:text-properties fo:font-weight="bold" style:font-weight-asian="bold" style:font-weight-complex="bold"/>
    </style:style>
    <style:style style:name="P49" style:family="paragraph" style:parent-style-name="code">
      <style:text-properties fo:font-weight="bold" officeooo:paragraph-rsid="00225de0"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style:text-underline-style="none" fo:font-weight="bold" style:font-style-asian="normal" style:font-style-complex="normal"/>
    </style:style>
    <style:style style:name="T3" style:family="text">
      <style:text-properties style:text-underline-style="none"/>
    </style:style>
    <style:style style:name="T4" style:family="text">
      <style:text-properties style:text-underline-style="none" fo:font-weight="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bold"/>
    </style:style>
    <style:style style:name="T8" style:family="text">
      <style:text-properties style:font-name="Symbol1"/>
    </style:style>
    <style:style style:name="T9" style:family="text">
      <style:text-properties style:font-name="Symbol1" fo:font-weight="bold"/>
    </style:style>
    <style:style style:name="T10" style:family="text">
      <style:text-properties style:font-name="Symbol1" fo:language="fr" fo:country="FR"/>
    </style:style>
    <style:style style:name="T11" style:family="text">
      <style:text-properties fo:color="#0000ff"/>
    </style:style>
    <style:style style:name="T12" style:family="text">
      <style:text-properties fo:color="#0000ff" style:text-underline-style="none" fo:font-weight="bold"/>
    </style:style>
    <style:style style:name="T13" style:family="text">
      <style:text-properties fo:font-size="11pt" style:text-underline-style="none" fo:font-weight="normal" style:font-weight-asian="normal" style:font-weight-complex="normal"/>
    </style:style>
    <style:style style:name="T14" style:family="text">
      <style:text-properties fo:language="en" fo:country="GB"/>
    </style:style>
    <style:style style:name="T15" style:family="text">
      <style:text-properties fo:font-style="italic"/>
    </style:style>
    <style:style style:name="T16" style:family="text">
      <style:text-properties fo:language="fr" fo:country="FR"/>
    </style:style>
    <style:style style:name="T17" style:family="text">
      <style:text-properties fo:language="fr" fo:country="FR" officeooo:rsid="002192a4"/>
    </style:style>
    <style:style style:name="T18" style:family="text">
      <style:text-properties fo:language="fr" fo:country="FR" officeooo:rsid="00225de0"/>
    </style:style>
    <style:style style:name="T19" style:family="text">
      <style:text-properties fo:language="it" fo:country="IT"/>
    </style:style>
    <style:style style:name="T20" style:family="text">
      <style:text-properties style:text-position="super 58%"/>
    </style:style>
    <style:style style:name="T21" style:family="text">
      <style:text-properties fo:font-variant="normal" fo:text-transform="none"/>
    </style:style>
    <style:style style:name="T22" style:family="text">
      <style:text-properties officeooo:rsid="00216600"/>
    </style:style>
    <style:style style:name="T23" style:family="text">
      <style:text-properties officeooo:rsid="002192a4"/>
    </style:style>
    <style:style style:name="T24" style:family="text">
      <style:text-properties officeooo:rsid="00225de0"/>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44"><text:a xlink:type="simple" xlink:href="#__RefHeading__2649_1723369356" text:style-name="Internet_20_link" text:visited-style-name="Internet_20_link">1. </text:a>Linux anwenden<text:tab/>1</text:p>
          <text:p text:style-name="P46"><text:a xlink:type="simple" xlink:href="#__RefHeading__2651_1723369356" text:style-name="Internet_20_link" text:visited-style-name="Internet_20_link">1.1. </text:a>Ziele<text:tab/>1</text:p>
          <text:p text:style-name="P46"><text:a xlink:type="simple" xlink:href="#__RefHeading__2653_1723369356" text:style-name="Internet_20_link" text:visited-style-name="Internet_20_link">1.2. </text:a>User und Userverwaltung<text:tab/>1</text:p>
          <text:p text:style-name="P45"><text:a xlink:type="simple" xlink:href="#__RefHeading__2655_1723369356" text:style-name="Internet_20_link" text:visited-style-name="Internet_20_link">1.2.1. </text:a>Anlegen und Löschen von Benutzern<text:tab/>2</text:p>
          <text:p text:style-name="P45"><text:a xlink:type="simple" xlink:href="#__RefHeading__2657_1723369356" text:style-name="Internet_20_link" text:visited-style-name="Internet_20_link">1.2.2. </text:a>Aufgaben Userverwaltung<text:tab/>2</text:p>
          <text:p text:style-name="P46"><text:a xlink:type="simple" xlink:href="#__RefHeading__2659_1723369356" text:style-name="Internet_20_link" text:visited-style-name="Internet_20_link">1.3. </text:a>Verzeichnisse und Dateien<text:tab/>3</text:p>
          <text:p text:style-name="P45"><text:a xlink:type="simple" xlink:href="#__RefHeading__2661_1723369356" text:style-name="Internet_20_link" text:visited-style-name="Internet_20_link">1.3.1. </text:a>Kommandosyntax für Dateien und Verzeichnisse<text:tab/>3</text:p>
          <text:p text:style-name="P45"><text:a xlink:type="simple" xlink:href="#__RefHeading__2663_1723369356" text:style-name="Internet_20_link" text:visited-style-name="Internet_20_link">1.3.2. </text:a>Arbeiten mit Verzeichnissen<text:tab/>3</text:p>
          <text:p text:style-name="P46"><text:a xlink:type="simple" xlink:href="#__RefHeading__2665_1723369356" text:style-name="Internet_20_link" text:visited-style-name="Internet_20_link">1.4. </text:a>Arbeiten mit Dateien<text:tab/>4</text:p>
          <text:p text:style-name="P45"><text:a xlink:type="simple" xlink:href="#__RefHeading__2667_1723369356" text:style-name="Internet_20_link" text:visited-style-name="Internet_20_link">1.4.1. </text:a>Informationen über Dateien<text:tab/>4</text:p>
          <text:p text:style-name="P46"><text:a xlink:type="simple" xlink:href="#__RefHeading__2671_1723369356" text:style-name="Internet_20_link" text:visited-style-name="Internet_20_link">1.5. </text:a>Inhalt von Dateien<text:tab/>6</text:p>
          <text:p text:style-name="P45"><text:a xlink:type="simple" xlink:href="#__RefHeading__2673_1723369356" text:style-name="Internet_20_link" text:visited-style-name="Internet_20_link">1.5.1. </text:a>Kopieren, Umbenennen und Löschen von Dateien<text:tab/>6</text:p>
          <text:p text:style-name="P45"><text:a xlink:type="simple" xlink:href="#__RefHeading__2675_1723369356" text:style-name="Internet_20_link" text:visited-style-name="Internet_20_link">1.5.2. </text:a>Suchen und Durchsuchen von Dateien<text:tab/>7</text:p>
          <text:p text:style-name="P45"><text:a xlink:type="simple" xlink:href="#__RefHeading__2677_1723369356" text:style-name="Internet_20_link" text:visited-style-name="Internet_20_link">1.5.3. </text:a>Symbolische Links<text:tab/>8</text:p>
          <text:p text:style-name="P45"><text:a xlink:type="simple" xlink:href="#__RefHeading__2679_1723369356" text:style-name="Internet_20_link" text:visited-style-name="Internet_20_link">1.5.4. </text:a>Daten archivieren und sichern<text:tab/>8</text:p>
          <text:p text:style-name="P45"><text:a xlink:type="simple" xlink:href="#__RefHeading__2681_1723369356" text:style-name="Internet_20_link" text:visited-style-name="Internet_20_link">1.5.5. </text:a>Aufgaben Arbeiten mit Dateien<text:tab/>9</text:p>
          <text:p text:style-name="P46"><text:a xlink:type="simple" xlink:href="#__RefHeading__2683_1723369356" text:style-name="Internet_20_link" text:visited-style-name="Internet_20_link">1.6. </text:a>Zugriffsrecht<text:tab/>11</text:p>
          <text:p text:style-name="P45"><text:a xlink:type="simple" xlink:href="#__RefHeading__2685_1723369356" text:style-name="Internet_20_link" text:visited-style-name="Internet_20_link">1.6.1. </text:a>Gliederung der Zugriffsrechte<text:tab/>11</text:p>
          <text:p text:style-name="P45"><text:a xlink:type="simple" xlink:href="#__RefHeading__2687_1723369356" text:style-name="Internet_20_link" text:visited-style-name="Internet_20_link">1.6.2. </text:a>Ändern der Besitzrechte<text:tab/>11</text:p>
          <text:p text:style-name="P45"><text:a xlink:type="simple" xlink:href="#__RefHeading__2689_1723369356" text:style-name="Internet_20_link" text:visited-style-name="Internet_20_link">1.6.3. </text:a>Ändern von Zugriffsrechten<text:tab/>12</text:p>
          <text:p text:style-name="P45"><text:a xlink:type="simple" xlink:href="#__RefHeading__2691_1723369356" text:style-name="Internet_20_link" text:visited-style-name="Internet_20_link">1.6.4. </text:a>Informationen über den Systemzustand<text:tab/>12</text:p>
          <text:p text:style-name="P45"><text:a xlink:type="simple" xlink:href="#__RefHeading__2693_1723369356" text:style-name="Internet_20_link" text:visited-style-name="Internet_20_link">1.6.5. </text:a>+Mount und Umount von Dateisystemen<text:tab/>13</text:p>
          <text:p text:style-name="P45"><text:a xlink:type="simple" xlink:href="#__RefHeading__2695_1723369356" text:style-name="Internet_20_link" text:visited-style-name="Internet_20_link">1.6.6. </text:a>Manual-Seiten<text:tab/>14</text:p>
          <text:p text:style-name="P46"><text:a xlink:type="simple" xlink:href="#__RefHeading__2697_1723369356" text:style-name="Internet_20_link" text:visited-style-name="Internet_20_link">1.7. </text:a>Prozesssteuerung im LINUX<text:tab/>14</text:p>
          <text:p text:style-name="P45"><text:a xlink:type="simple" xlink:href="#__RefHeading__2699_1723369356" text:style-name="Internet_20_link" text:visited-style-name="Internet_20_link">1.7.1. </text:a>Die Kommandos ps und kill<text:tab/>14</text:p>
          <text:p text:style-name="P45"><text:a xlink:type="simple" xlink:href="#__RefHeading__2701_1723369356" text:style-name="Internet_20_link" text:visited-style-name="Internet_20_link">1.7.2. </text:a>Start eines Hintergrundprozesses mit &amp;<text:tab/>15</text:p>
          <text:p text:style-name="P46"><text:a xlink:type="simple" xlink:href="#__RefHeading__2703_1723369356" text:style-name="Internet_20_link" text:visited-style-name="Internet_20_link">1.8. </text:a>+Anhang: Die Editoren<text:tab/>15</text:p>
          <text:p text:style-name="P45"><text:a xlink:type="simple" xlink:href="#__RefHeading__2705_1723369356" text:style-name="Internet_20_link" text:visited-style-name="Internet_20_link">1.8.1. </text:a>Der Editor vi<text:tab/>15</text:p>
        </text:index-body>
      </text:table-of-content>
      <text:p text:style-name="Text_20_body"/>
      <text:h text:style-name="Heading_20_1" text:outline-level="1" text:restart-numbering="true" text:start-value="-1"><text:bookmark-start text:name="__RefHeading__2649_1723369356"/>Linux anwenden<text:bookmark-end text:name="__RefHeading__2649_1723369356"/></text:h>
      <text:h text:style-name="Heading_20_2" text:outline-level="2"><text:bookmark-start text:name="__RefHeading__2651_1723369356"/>Ziele<text:bookmark-end text:name="__RefHeading__2651_1723369356"/></text:h>
      <text:list xml:id="list6962393027231193207" text:style-name="List_20_3">
        <text:list-item>
          <text:p text:style-name="P36">Linux anwenden können</text:p>
          <text:list>
            <text:list-item>
              <text:p text:style-name="P36">User</text:p>
            </text:list-item>
            <text:list-item>
              <text:p text:style-name="P36">Files, Verzeichnisse</text:p>
            </text:list-item>
            <text:list-item>
              <text:p text:style-name="P36">Prozesse</text:p>
            </text:list-item>
            <text:list-item>
              <text:p text:style-name="P36">Administration</text:p>
              <text:p text:style-name="P36"/>
            </text:list-item>
          </text:list>
        </text:list-item>
      </text:list>
      <text:h text:style-name="Heading_20_2" text:outline-level="2"><text:bookmark-start text:name="__RefHeading__2653_1723369356"/>User und Userverwaltung<text:bookmark-end text:name="__RefHeading__2653_1723369356"/></text:h>
      <text:p text:style-name="Text_20_body">Zunächst in aller Kürze.</text:p>
      <text:list xml:id="list112827711403856" text:continue-list="list6962393027231193207" text:style-name="List_20_3">
        <text:list-item text:start-value="1">
          <text:p text:style-name="P36">Der Systemadministration heisst <text:span text:style-name="luecke">root.</text:span></text:p>
        </text:list-item>
        <text:list-item>
          <text:p text:style-name="P36">Jeder User hat ein <text:span text:style-name="luecke">Home</text:span>verzeichnis</text:p>
        </text:list-item>
        <text:list-item>
          <text:p text:style-name="P36"><text:soft-page-break/>Linux kennt User und Gruppen. </text:p>
        </text:list-item>
        <text:list-item>
          <text:p text:style-name="P36">User können verschiedenen Gruppen angehören.</text:p>
        </text:list-item>
        <text:list-item>
          <text:p text:style-name="P36">User haben eine eindeutige UID.</text:p>
        </text:list-item>
        <text:list-item>
          <text:p text:style-name="P36">Usern ist nach dem Einloggen eine shell (meist die <text:span text:style-name="luecke">bash</text:span>) zugeordnet.</text:p>
        </text:list-item>
        <text:list-item>
          <text:p text:style-name="P36">Die entsprechenden Systemkonfigurationsdateien lauten: <text:span text:style-name="luecke">/etc/passwd</text:span>, <text:span text:style-name="luecke">/etc/shadow</text:span>, <text:span text:style-name="luecke">/etc/group</text:span></text:p>
        </text:list-item>
      </text:list>
      <text:p text:style-name="Text_20_body"><text:span text:style-name="luecke"/></text:p>
      <text:h text:style-name="Heading_20_3" text:outline-level="3"><text:bookmark-start text:name="__RefHeading__2655_1723369356"/>Anlegen und Löschen von Benutzern<text:bookmark-end text:name="__RefHeading__2655_1723369356"/></text:h>
      <text:p text:style-name="Text_20_body">Das Kommando useradd dient zum Anlegen neuer Benutzer. Dieser Befehl ist root vorbehalten. </text:p>
      <text:p text:style-name="Text_20_body">Ein Beispiel:</text:p>
      <text:p text:style-name="P28">useradd -u<text:span text:style-name="T20"> </text:span><text:s/><text:span text:style-name="T23">1005</text:span> <text:s/>-g <text:s/>users <text:s/>-d <text:s/>/home/emil -s <text:s/>/bin/bash <text:s/>-m <text:s/>emil</text:p>
      <text:p text:style-name="Standard">legt den Benutzer emil mit Home-Verzeichnis /home/emil, Benutzer-ID <text:span text:style-name="T23">1005</text:span> an. emil gehört zur Gruppe users und nach dem Einloggen steht ihm die bash-shell zur Verfügung. </text:p>
      <text:p text:style-name="P30"/>
      <text:p text:style-name="P30">Mit</text:p>
      <text:p text:style-name="luecke"><text:span text:style-name="luecke">passwd</text:span> <text:s/>emil</text:p>
      <text:p text:style-name="Text_20_body">vergibt root ein Passwort für den Anwender emil. </text:p>
      <text:p text:style-name="Text_20_body"/>
      <text:p text:style-name="Text_20_body">Bei der Neuanlage eines Benutzers werden alle Dateien aus <text:span text:style-name="luecke">/etc/skel</text:span> in das Home-Verzeichnis des neuen Users kopiert, so dass automatisch eine gewisse minimale systemweite Vorkonfigurierung aller Benutzer erfolgen kann. Selbstverständlich kann jeder Benutzer des Systems diese Dateien nach seinen eigenen Vorstellungen anpassen. Für das komfortable Anlegen und Löschen von Benutzereinträgen ist jedoch die Benutzerverwaltung <text:s/>(OpenSuse:YaST, Ubuntu:Systemmenü, ...) zu empfehlen.</text:p>
      <text:p text:style-name="P9"><text:s/></text:p>
      <text:h text:style-name="Heading_20_3" text:outline-level="3"><text:bookmark-start text:name="__RefHeading__2657_1723369356"/>Aufgaben Userverwaltung<text:bookmark-end text:name="__RefHeading__2657_1723369356"/></text:h>
      <text:list xml:id="list112826822963173" text:continue-list="list112827711403856" text:style-name="List_20_3">
        <text:list-item text:start-value="1">
          <text:p text:style-name="P36">Legen Sie einen neuen User namens schueler an.</text:p>
        </text:list-item>
        <text:list-item>
          <text:p text:style-name="P36">Sein Passwort soll comein lauten.</text:p>
        </text:list-item>
        <text:list-item>
          <text:p text:style-name="P36">Melden Sie sich als User schueler an und ändern Sie ihr Passwort.<text:line-break/><text:line-break/><text:line-break/></text:p>
        </text:list-item>
        <text:list-item>
          <text:p text:style-name="P36">Frage: In welcher Datei finden Sie die Angaben für alle eingetragenen User? </text:p>
        </text:list-item>
        <text:list-item>
          <text:p text:style-name="P36">Antwort: ________________________________<text:line-break/>Studieren Sie den Aufbau dieser Datei.<text:line-break/><text:line-break/><text:line-break/></text:p>
        </text:list-item>
        <text:list-item>
          <text:p text:style-name="P36">Frage: Gibt es auf ihrem System den user nobody? Wofür wird dieser eingesetzt?</text:p>
        </text:list-item>
        <text:list-item>
          <text:p text:style-name="P36">Antwort: ________________________________<text:line-break/></text:p>
        </text:list-item>
      </text:list>
      <text:p text:style-name="P8"/>
      <text:h text:style-name="P43" text:outline-level="2"><text:bookmark-start text:name="__RefHeading__2659_1723369356"/>Verzeichnisse und Dateien<text:bookmark-end text:name="__RefHeading__2659_1723369356"/></text:h>
      <text:h text:style-name="P42" text:outline-level="3"><text:bookmark-start text:name="__RefHeading__2661_1723369356"/>Kommandosyntax für Dateien und Verzeichnisse<text:bookmark-end text:name="__RefHeading__2661_1723369356"/></text:h>
      <text:p text:style-name="P1">Das Verzeichnis-Trennzeichen ist unter Unix der slash "/". Ein Pfad ist demnach eine Zeichenkette, in der die Verzeichnisnamen durch slashes getrennt sind. Ein einzelner slash bezeichnet dabei das <text:span text:style-name="luecke">Wurzelverzeichnis</text:span>.</text:p>
      <text:p text:style-name="P1">Unix unterscheidet <text:span text:style-name="T5">Gross- und Kleinschreibung.</text:span></text:p>
      <text:p text:style-name="P1">Eine angenehme Erleichterung bei der Eingabe von Datei- bzw. Verzeichnisnamen ist die Funktion der <text:s/><text:span text:style-name="T5">TAB <text:s/>Taste</text:span>. Geben Sie die ersten Buchstaben der gewünschten Datei ein und drücken Sie <text:s/>TAB . Die Shell ergänzt nun den kompletten Dateinamen (wenn er durch den/die ersten Buchstaben eindeutig bestimmt ist). Zweimaliges Drücken der Tabulatortaste zeigt bei Mehrdeutigkeiten alle Möglichkeiten.</text:p>
      <text:p text:style-name="P1"/>
      <text:p text:style-name="P1">Der Punkt "." entspricht dem <text:span text:style-name="luecke">aktuellen</text:span> Verzeichnis und <text:s/>".." entspricht dem <text:span text:style-name="luecke">übergeordneten</text:span> Verzeichnis.</text:p>
      <text:h text:style-name="Heading_20_3" text:outline-level="3"><text:bookmark-start text:name="__RefHeading__2663_1723369356"/>Arbeiten mit Verzeichnissen<text:bookmark-end text:name="__RefHeading__2663_1723369356"/></text:h>
      <text:p text:style-name="P1">Nach dem Einloggen ist das user-eigene home-Verzeichnis als aktuelles eingestellt. Der Name dieses Verzeichnisses kann mit dem Kommando<text:span text:style-name="T3"> </text:span><text:span text:style-name="T12">pwd</text:span><text:span text:style-name="T3"> (print working directory)</text:span> ausgegeben werden:</text:p>
      <text:p text:style-name="P28">pwd</text:p>
      <text:p text:style-name="code">/home/schueler</text:p>
      <text:p text:style-name="P1"/>
      <text:p text:style-name="P1">Um in ein anderes Verzeichnis zu wechseln, dient der Befehl <text:span text:style-name="T12">cd</text:span><text:span text:style-name="T3"> (change directory)</text:span>. </text:p>
      <text:p text:style-name="P28">cd /usr/sbin<text:line-break/><text:line-break/>cd </text:p>
      <text:p text:style-name="P28">cd texte</text:p>
      <text:p text:style-name="P28">cd ../bilder</text:p>
      <text:p text:style-name="P28"/>
      <text:p text:style-name="P1">Wird cd ohne ein Argument aufgerufen, so wird in das jeweilige home-Verzeichnis gewechselt. Das home-Verzeichnis kann auch mit Hilfe der Tilde (<text:span text:style-name="T8">~</text:span>) bezeichnet werden. Die Eingabe von <text:span text:style-name="T5">cd </text:span><text:span text:style-name="T9">~</text:span><text:span text:style-name="T5">/texte</text:span> wechselt in das Verzeichnis texte unter dem jeweiligen home-Verzeichnis.</text:p>
      <text:p text:style-name="P1"/>
      <text:p text:style-name="P1">Neue Verzeichnisse werden mit dem Kommando <text:span text:style-name="T12">mkdir</text:span><text:span text:style-name="T3"> (make directory)</text:span> angelegt. </text:p>
      <text:p text:style-name="P28">mkdir texte</text:p>
      <text:p text:style-name="P28">mkdir /home/schueler/bilder</text:p>
      <text:p text:style-name="P1"/>
      <text:p text:style-name="P1">Leere Verzeichnisse können mit dem Befehl <text:span text:style-name="T12">rmdir</text:span><text:span text:style-name="T3"> (remove directory)</text:span> gelöscht werden.</text:p>
      <text:p text:style-name="P28">rmdir texte</text:p>
      <text:p text:style-name="P1"/>
      <text:p text:style-name="P1">Neben dem Wurzelverzeichnis gibt es noch weitere wichtige und unverzichtbare Verzeichnisse in einem UNIX-Filesystem.</text:p>
      <text:p text:style-name="P31"><text:soft-page-break/>Jedes der dargestellten Verzeichnisse hat eine feste Funktion im UNIX-System und darf auch nicht anders benannt oder verwendet werden. </text:p>
      <text:p text:style-name="P31"/>
      <table:table table:name="Tabelle1" table:style-name="Tabelle1">
        <table:table-column table:style-name="Tabelle1.A"/>
        <table:table-column table:style-name="Tabelle1.B"/>
        <table:table-row>
          <table:table-cell table:style-name="Tabelle1.A1" office:value-type="string">
            <text:p text:style-name="P10">Verzeichnis</text:p>
          </table:table-cell>
          <table:table-cell table:style-name="Tabelle1.B1" office:value-type="string">
            <text:p text:style-name="P11">Funktion</text:p>
          </table:table-cell>
        </table:table-row>
        <table:table-row>
          <table:table-cell table:style-name="Tabelle1.A2" office:value-type="string">
            <text:p text:style-name="P12">/bin</text:p>
          </table:table-cell>
          <table:table-cell table:style-name="Tabelle1.B14" office:value-type="string">
            <text:p text:style-name="P13">Dienst- und Systemprogramme des LINUX-Systems, ausführbare „Binärdateien“</text:p>
          </table:table-cell>
        </table:table-row>
        <table:table-row>
          <table:table-cell table:style-name="Tabelle1.A2" office:value-type="string">
            <text:p text:style-name="P12">/dev</text:p>
          </table:table-cell>
          <table:table-cell table:style-name="Tabelle1.B14" office:value-type="string">
            <text:p text:style-name="P13">Gerätedateien („special files“) für alle Geräte - z.B. fd0, fd1, hda1, hda2, ...</text:p>
          </table:table-cell>
        </table:table-row>
        <table:table-row>
          <table:table-cell table:style-name="Tabelle1.A2" office:value-type="string">
            <text:p text:style-name="P12">/etc</text:p>
          </table:table-cell>
          <table:table-cell table:style-name="Tabelle1.B14" office:value-type="string">
            <text:p text:style-name="P13">Konfigurationsdateien, z.B. fstab, hosts, passwd, profile, ...</text:p>
          </table:table-cell>
        </table:table-row>
        <table:table-row>
          <table:table-cell table:style-name="Tabelle1.A2" office:value-type="string">
            <text:p text:style-name="P12">/usr</text:p>
          </table:table-cell>
          <table:table-cell table:style-name="Tabelle1.B14" office:value-type="string">
            <text:p text:style-name="P13">Anwendersoftware, Programmpakete zur Nutzung unter UNIX</text:p>
          </table:table-cell>
        </table:table-row>
        <table:table-row>
          <table:table-cell table:style-name="Tabelle1.A2" office:value-type="string">
            <text:p text:style-name="P12">/proc</text:p>
          </table:table-cell>
          <table:table-cell table:style-name="Tabelle1.B14" office:value-type="string">
            <text:p text:style-name="P13">Prozessinformation (virtuelles Verzeichnis, das HS-Bereiche abbildet)</text:p>
          </table:table-cell>
        </table:table-row>
        <table:table-row>
          <table:table-cell table:style-name="Tabelle1.A2" office:value-type="string">
            <text:p text:style-name="P12">/sbin</text:p>
          </table:table-cell>
          <table:table-cell table:style-name="Tabelle1.B14" office:value-type="string">
            <text:p text:style-name="P13">Programmdateien für die Systemadministration</text:p>
          </table:table-cell>
        </table:table-row>
        <table:table-row>
          <table:table-cell table:style-name="Tabelle1.A2" office:value-type="string">
            <text:p text:style-name="P12">/var</text:p>
          </table:table-cell>
          <table:table-cell table:style-name="Tabelle1.B14" office:value-type="string">
            <text:p text:style-name="P13">Log-Dateien.</text:p>
          </table:table-cell>
        </table:table-row>
        <table:table-row>
          <table:table-cell table:style-name="Tabelle1.A2" office:value-type="string">
            <text:p text:style-name="P12">/home</text:p>
          </table:table-cell>
          <table:table-cell table:style-name="Tabelle1.B14" office:value-type="string">
            <text:p text:style-name="P13">Anwenderverzeichnisse</text:p>
          </table:table-cell>
        </table:table-row>
        <table:table-row>
          <table:table-cell table:style-name="Tabelle1.A2" office:value-type="string">
            <text:p text:style-name="P12">/home/root</text:p>
          </table:table-cell>
          <table:table-cell table:style-name="Tabelle1.B14" office:value-type="string">
            <text:p text:style-name="P13">Verzeichnis des Administrators</text:p>
          </table:table-cell>
        </table:table-row>
        <table:table-row>
          <table:table-cell table:style-name="Tabelle1.A2" office:value-type="string">
            <text:p text:style-name="P12">/usr/bin</text:p>
          </table:table-cell>
          <table:table-cell table:style-name="Tabelle1.B14" office:value-type="string">
            <text:p text:style-name="P13">Programme, ausführbare Binärdateien der Anwendersoftware</text:p>
          </table:table-cell>
        </table:table-row>
        <table:table-row>
          <table:table-cell table:style-name="Tabelle1.A2" office:value-type="string">
            <text:p text:style-name="P12">/usr/lib</text:p>
          </table:table-cell>
          <table:table-cell table:style-name="Tabelle1.B14" office:value-type="string">
            <text:p text:style-name="P13">Bibliotheken, die von der Anwendersoftware benötigt werden</text:p>
          </table:table-cell>
        </table:table-row>
        <table:table-row>
          <table:table-cell table:style-name="Tabelle1.A2" office:value-type="string">
            <text:p text:style-name="P12">/usr/src</text:p>
          </table:table-cell>
          <table:table-cell table:style-name="Tabelle1.B14" office:value-type="string">
            <text:p text:style-name="P13">Quellprogramme der Anwendersoftware</text:p>
          </table:table-cell>
        </table:table-row>
        <table:table-row>
          <table:table-cell table:style-name="Tabelle1.A2" office:value-type="string">
            <text:p text:style-name="P12">/usr/man</text:p>
          </table:table-cell>
          <table:table-cell table:style-name="Tabelle1.B14" office:value-type="string">
            <text:p text:style-name="P13">Manpages für Anwenderprogramme (Hilfetexte)</text:p>
          </table:table-cell>
        </table:table-row>
      </table:table>
      <text:p text:style-name="P1"><text:s/></text:p>
      <text:h text:style-name="Heading_20_2" text:outline-level="2"><text:bookmark-start text:name="__RefHeading__2665_1723369356"/>Arbeiten mit Dateien<text:bookmark-end text:name="__RefHeading__2665_1723369356"/></text:h>
      <text:h text:style-name="P42" text:outline-level="3"><text:bookmark-start text:name="__RefHeading__2667_1723369356"/>Informationen über Dateien<text:bookmark-end text:name="__RefHeading__2667_1723369356"/></text:h>
      <text:p text:style-name="P1">Der Befehl <text:span text:style-name="luecke">ls</text:span><text:span text:style-name="T3"> (list)</text:span> zeigt den Inhalt des aktuellen Verzeichnisses an. Ausgegeben wird eine Liste aller Verzeichnisse und Verzeichnisnamen. Es kann auch durch Angabe eines Arguments der Inhalt eines anderen Verzeichnisses angezeigt werden:</text:p>
      <text:p text:style-name="P28">ls </text:p>
      <text:p text:style-name="P28">ls /usr/bin</text:p>
      <text:p text:style-name="P3"/>
      <text:p text:style-name="P1">Eine nützliche Option von ls ist <text:span text:style-name="T5">-l</text:span>. Dadurch werden zusätzliche Informationen wie Zugriffsrechte, Eigentümer, Gruppenzugehörigkeit und Grösse ausgegeben:</text:p>
      <text:p text:style-name="P28">ls -l</text:p>
      <text:p text:style-name="code">drwxr-xr-x 6 schueler <text:s text:c="4"/>users <text:s text:c="5"/>1024 <text:s text:c="4"/>Mar 21 12:39 ./</text:p>
      <text:p text:style-name="code">drwxr-xr-x 4 schueler <text:s text:c="4"/>users <text:s text:c="5"/>1024 <text:s text:c="4"/>Mar 21 17:13 ../</text:p>
      <text:p text:style-name="code">drwxr-xr-x 2 schueler <text:s text:c="4"/>users <text:s text:c="5"/>1024 <text:s text:c="4"/>Nov <text:s/>6 16:19 bin/</text:p>
      <text:p text:style-name="code">-rwxr-xr-x 1 schueler <text:s text:c="4"/>lxbuch <text:s text:c="4"/>4160 <text:s text:c="4"/>Mar 21 12:38 check*</text:p>
      <text:p text:style-name="code"><text:soft-page-break/>drwxr-xr-x 2 schueler <text:s text:c="4"/>users <text:s text:c="5"/>1024 <text:s text:c="4"/>Nov <text:s/>6 16:23 etc/</text:p>
      <text:p text:style-name="code">drwxr-xr-x 2 schueler <text:s text:c="4"/>users <text:s text:c="5"/>1024 <text:s text:c="4"/>Nov <text:s/>6 16:19 sbin/</text:p>
      <text:p text:style-name="code">drwxr-xr-x 9 schueler <text:s text:c="4"/>users <text:s text:c="5"/>1024 <text:s text:c="4"/>Nov <text:s/>6 18:20 usr/</text:p>
      <text:p text:style-name="code">-rw-r--r-- 1 schueler <text:s text:c="4"/>users <text:s text:c="3"/>185050 <text:s text:c="4"/>Mar 15 12:33 xvi.tgz</text:p>
      <text:p text:style-name="code">-rw-r--r-- 1 schueler <text:s text:c="4"/>users <text:s text:c="4"/>98444 <text:s text:c="4"/>Mar 14 12:30 xvnews.tgz</text:p>
      <text:p text:style-name="code"><text:s/></text:p>
      <text:p text:style-name="P15"/>
      <text:p text:style-name="P15">Die Bedeutung der einzelnen Felder:</text:p>
      <table:table table:name="Tabelle2" table:style-name="Tabelle2">
        <table:table-column table:style-name="Tabelle2.A"/>
        <table:table-column table:style-name="Tabelle2.B"/>
        <table:table-row>
          <table:table-cell table:style-name="Tabelle2.A1" office:value-type="string">
            <text:p text:style-name="P21">Rechte: <text:s text:c="8"/></text:p>
          </table:table-cell>
          <table:table-cell table:style-name="Tabelle2.B1" office:value-type="string">
            <text:p text:style-name="P27">Das erste Zeichen dieses Feldes bezeichnet den Dateityp. Hierbei steht <text:line-break/>d für Verzeichnis, <text:line-break/>l für Link und <text:line-break/>- für eine normale Datei. <text:line-break/><text:line-break/>Die folgenden 9 Zeichen geben die Zugriffrechte für den Besitzer, die Gruppe und alle anderen Benutzer an (jeweils drei Zeichen). Hierbei steht r für lesen, w für schreiben, und x für ausführen. <text:line-break/><text:line-break/><text:span text:style-name="luecke">-rw-r--r--</text:span> <text:s text:c="2"/><text:line-break/>bezeichnet demnach eine Datei, die vom Eigentümer, den Mitgliedern der Gruppe, und allen anderen gelesen werden kann, aber nur vom Eigentümer verändert werden kann.</text:p>
          </table:table-cell>
        </table:table-row>
        <table:table-row>
          <table:table-cell table:style-name="Tabelle2.A2" office:value-type="string">
            <text:p text:style-name="P22">Besitzer:</text:p>
          </table:table-cell>
          <table:table-cell table:style-name="Tabelle2.B6" office:value-type="string">
            <text:p text:style-name="P23">Der Eigentümer der Datei. </text:p>
          </table:table-cell>
        </table:table-row>
        <table:table-row>
          <table:table-cell table:style-name="Tabelle2.A2" office:value-type="string">
            <text:p text:style-name="P22">Gruppe:</text:p>
          </table:table-cell>
          <table:table-cell table:style-name="Tabelle2.B6" office:value-type="string">
            <text:p text:style-name="P23">Die <text:s/>Gruppenzugehörigkeit <text:s/>der <text:s/>Datei</text:p>
          </table:table-cell>
        </table:table-row>
        <table:table-row>
          <table:table-cell table:style-name="Tabelle2.A2" office:value-type="string">
            <text:p text:style-name="P22">Größe:</text:p>
          </table:table-cell>
          <table:table-cell table:style-name="Tabelle2.B6" office:value-type="string">
            <text:p text:style-name="P23">Die Größe der Datei in Byte</text:p>
          </table:table-cell>
        </table:table-row>
        <table:table-row>
          <table:table-cell table:style-name="Tabelle2.A2" office:value-type="string">
            <text:p text:style-name="P22">Letzte Änderung:</text:p>
          </table:table-cell>
          <table:table-cell table:style-name="Tabelle2.B6" office:value-type="string">
            <text:p text:style-name="P24">Das Datum der letzten Änderung der Datei. Bei Dateien, deren letzte Änderung über ein Jahr zurückliegt, wird anstatt der Uhrzeit das Jahr angegeben.</text:p>
          </table:table-cell>
        </table:table-row>
        <table:table-row>
          <table:table-cell table:style-name="Tabelle2.A2" office:value-type="string">
            <text:p text:style-name="P22">Name:</text:p>
          </table:table-cell>
          <table:table-cell table:style-name="Tabelle2.B6" office:value-type="string">
            <text:p text:style-name="P23">Der Name der Datei.</text:p>
          </table:table-cell>
        </table:table-row>
      </table:table>
      <text:p text:style-name="P15"/>
      <text:p text:style-name="P15"/>
      <text:list xml:id="list112828232660826" text:continue-numbering="true" text:style-name="List_20_3">
        <text:list-item>
          <text:p text:style-name="P47">Frage:<text:line-break/><text:span text:style-name="T6">ls -a<text:line-break/></text:span>zeigt auch ??????????</text:p>
        </text:list-item>
        <text:list-item>
          <text:p text:style-name="P47">Antwort:<text:line-break/><text:line-break/>____________________________________</text:p>
        </text:list-item>
      </text:list>
      <text:p text:style-name="P14"/>
      <text:p text:style-name="P14"/>
      <text:h text:style-name="Heading_20_2" text:outline-level="2"><text:bookmark-start text:name="__RefHeading__2671_1723369356"/><text:soft-page-break/>Inhalt von Dateien<text:bookmark-end text:name="__RefHeading__2671_1723369356"/></text:h>
      <text:p text:style-name="P28">cat /etc/passwd</text:p>
      <text:p text:style-name="P37">zeigt den Inhalt der Datei /etc/passwd an</text:p>
      <text:p text:style-name="P37"/>
      <text:p text:style-name="P28">cat eins zwei <text:s/>&gt; einsundzwei</text:p>
      <text:p text:style-name="P1">zeigt den Inhalt der Dateien eins und zwei nicht auf dem Bildschirm an, sondern schreibt das Ergebnis in die Datei einsundzwei.</text:p>
      <text:p text:style-name="P1"/>
      <text:p text:style-name="P28">less sehrGrosseDatei.txt</text:p>
      <text:p text:style-name="P1">Der Inhalt einer Datei kann mit dem Befehl <text:span text:style-name="luecke"><text:span text:style-name="T13">less</text:span></text:span> seitenweise angezeigt werden. Mit der Leertaste kann eine Seite nach vorne, mit b eine Seite zurück geblättert werden. <text:s/></text:p>
      <text:p text:style-name="P1"/>
      <text:h text:style-name="P42" text:outline-level="3"><text:bookmark-start text:name="__RefHeading__2673_1723369356"/>Kopieren, Umbenennen und Löschen von Dateien<text:bookmark-end text:name="__RefHeading__2673_1723369356"/></text:h>
      <text:p text:style-name="Text_20_body">Der Befehl, um Dateien zu kopieren, lautet</text:p>
      <text:p text:style-name="P28">cp quelldatei zieldatei </text:p>
      <text:p text:style-name="Text_20_body"/>
      <text:p text:style-name="P28"><text:span text:style-name="T16">cp <text:s/>/etc/</text:span><text:span text:style-name="T17">passwd</text:span><text:span text:style-name="T16"> <text:s/></text:span><text:span text:style-name="T8">~</text:span><text:span text:style-name="T16">/</text:span></text:p>
      <text:p text:style-name="P2">Um die Datei <text:span text:style-name="T23">passwd</text:span> aus dem Verzeichnis /etc in das eigene home-Verzeichnis zu kopieren.</text:p>
      <text:p text:style-name="P2"/>
      <text:p text:style-name="P49"><text:span text:style-name="T18">cd</text:span></text:p>
      <text:p text:style-name="P49"><text:span text:style-name="T16">cp <text:s/>/etc/</text:span><text:span text:style-name="T17">passwd</text:span><text:span text:style-name="T16"> <text:s/></text:span><text:span text:style-name="T10">.</text:span></text:p>
      <text:p text:style-name="P39">macht das gleiche wie oben. Beachte den Punkt.</text:p>
      <text:p text:style-name="P32"/>
      <text:p text:style-name="P29">cp prog/*.c backup/schule</text:p>
      <text:p text:style-name="P32">Kopiert ?????????</text:p>
      <text:p text:style-name="P32"/>
      <text:p text:style-name="P32"/>
      <text:p text:style-name="P29">cp -r prog/*.c backup/schule</text:p>
      <text:p text:style-name="P1"><text:span text:style-name="T16">Kopiert ?????????</text:span> </text:p>
      <text:p text:style-name="P1"/>
      <text:p text:style-name="P1">Dateien können mit dem Befehl <text:span text:style-name="luecke">rm</text:span> (remove) gelöscht werden. Eine nützliche Option ist <text:span text:style-name="luecke">-r</text:span> (recursive), wodurch auch alle Unterverzeichnisse und die darin enthaltenen Dateien gelöscht werden (vergleichbar mit dem unter DOS verfügbaren Kommando deltree). Die Eingabe von</text:p>
      <text:p text:style-name="P28">rm -r bin</text:p>
      <text:p text:style-name="P1">löscht z.B. das Verzeichnis bin und alle sich darin befindlichen Dateien und Verzeichnisse. Diese Option ist mit äusserster <text:span text:style-name="T5">Vorsicht</text:span> anzuwenden, da keine Möglichkeit besteht, versehentlich gelöschte Dateien wiederherzustellen!</text:p>
      <text:p text:style-name="P1"/>
      <text:p text:style-name="P1"/>
      <text:p text:style-name="P28">rm -ri bin</text:p>
      <text:p text:style-name="P1">?????????</text:p>
      <text:p text:style-name="P1"><text:soft-page-break/></text:p>
      <text:p text:style-name="P1"/>
      <text:p text:style-name="P28">rm -rf /</text:p>
      <text:p text:style-name="P1">?????????</text:p>
      <text:p text:style-name="P1"/>
      <text:p text:style-name="P1"/>
      <text:p text:style-name="Text_20_body">Der Befehl <text:span text:style-name="luecke">mv</text:span><text:span text:style-name="T3"> (move)</text:span> verschiebt Dateien oder Verzeichnisse. Die Syntax ist identisch mit cp. So wird durch Eingabe des Kommandos</text:p>
      <text:p text:style-name="P28">mv <text:s/><text:span text:style-name="T24">passwd</text:span> <text:s/><text:span text:style-name="T24">passwd.original</text:span></text:p>
      <text:p text:style-name="Text_20_body">die Datei <text:span text:style-name="T24">passwd </text:span>auf die Datei <text:span text:style-name="T24">passwd.original</text:span> "verschoben", was einem einfachen Umbenennen gleichkommt. </text:p>
      <text:p text:style-name="Text_20_body"/>
      <text:p text:style-name="Text_20_body">Interessanter wird es erst, wenn ganze Verzeichnisse verschoben werden:</text:p>
      <text:p text:style-name="P28">mv bin <text:span text:style-name="T8">~</text:span>/texte</text:p>
      <text:p text:style-name="P1">verschiebt das Verzeichnis bin (sofern ein solches im aktuellen Verzeichnis existiert) nach <text:span text:style-name="T8">~</text:span>/texte. Alle Verzeichnisse und Dateien die vorher unter bin zu finden waren, befinden sich jetzt unter <text:span text:style-name="T8">~</text:span>/texte/bin. Auch mit diesem Befehl sollte <text:span text:style-name="T5">vorsichtig</text:span> umgegangen werden, da schnell ganze Verzeichnisbäume an später nur schwer wiederauffindbare Stellen verschoben werden können. Das Verschieben eines kompletten Verzeichnisbaumes ist nur innerhalb eines Dateisystems (also einer Partition) möglich.</text:p>
      <text:p text:style-name="P1"><text:s/></text:p>
      <text:h text:style-name="P42" text:outline-level="3"><text:bookmark-start text:name="__RefHeading__2675_1723369356"/>Suchen und Durchsuchen von Dateien<text:bookmark-end text:name="__RefHeading__2675_1723369356"/></text:h>
      <text:p text:style-name="P1">Ein sehr nützlicher Befehl: find. Um in allen Unterverzeichnissen des aktuellen Verzeichnisses nach der Datei emil zu suchen, sollte folgendes eingegeben werden:</text:p>
      <text:p text:style-name="P28"><text:span text:style-name="T14">find <text:s/>. <text:s/></text:span>-name <text:s/>"emil"</text:p>
      <text:p text:style-name="P1">Das erste Argument bezeichnet dabei das Verzeichnis, ab dem die Suche gestartet werden soll. Die Option name verlangt einen zu suchenden String, in dem auch wildcards erlaubt sind. </text:p>
      <text:p text:style-name="P1"/>
      <text:p text:style-name="P1">Um also nach allen Dateien zu suchen, die die Zeichenkette emil im Namen enthalten, müsste der String folgendermaßen geändert werden:</text:p>
      <text:p text:style-name="P28"><text:span text:style-name="T14">find <text:s/>. <text:s/></text:span>-name <text:s/>"*emil*"</text:p>
      <text:p text:style-name="P1"/>
      <text:p text:style-name="P1"/>
      <text:p text:style-name="P1"/>
      <text:p text:style-name="P1">Wenn nicht nach einem bestimmten Dateinamen, sondern nach einer <text:span text:style-name="T6">Zeichenkette in einer Datei gesucht</text:span> werden soll, kann dazu das Kommando <text:span text:style-name="T7">grep</text:span> verwendet werden. Die folgende Eingabe sucht in der Datei emil nach der Zeichenkette detektive:</text:p>
      <text:p text:style-name="P28">grep <text:s/>"detektive" <text:s/>emil</text:p>
      <text:p text:style-name="P1">Auf diese Weise lassen sich grosse Textmengen schnell nach bestimmten Zeichenketten durchsuchen. Es können beliebig viele Dateinamen angegeben werden. Auch eine Suche mit wildcards und regulären Ausdrücken wird unterstützt. Als Ergebnis der Suche wird jede Zeile ausgegeben, in der die zu suchende Zeichenkette enthalten ist.</text:p>
      <text:p text:style-name="P1"><text:soft-page-break/></text:p>
      <text:p text:style-name="P28">ls /usr/lib | grep <text:s/>"libc" <text:s/></text:p>
      <text:p text:style-name="P1">?????????</text:p>
      <text:p text:style-name="P1"/>
      <text:p text:style-name="P1"/>
      <text:p text:style-name="P28">cat /etc/passwd | grep -i "schueler" <text:s/></text:p>
      <text:p text:style-name="P1">????????</text:p>
      <text:p text:style-name="P1"/>
      <text:h text:style-name="P42" text:outline-level="3"><text:bookmark-start text:name="__RefHeading__2677_1723369356"/>Symbolische Links<text:bookmark-end text:name="__RefHeading__2677_1723369356"/></text:h>
      <text:p text:style-name="P1">Durch die Verwendung von symbolischen Links kann einer Datei quasi ein <text:span text:style-name="T5">zusätzlicher</text:span> <text:span text:style-name="T5">Name</text:span> gegeben werden. Dieser Name "zeigt" dann auf diese Datei. Es kann z.B. vorkommen, dass verschiedene Versionen eines Programmes aufgehoben werden sollen, dass aber die jeweils benutzte Version immer unter dem gleichen Namen verfügbar sein soll. </text:p>
      <text:p text:style-name="P28">ln <text:s/>-s <text:s/>check.2.4.1 <text:s/>check</text:p>
      <text:p text:style-name="P1">Erzeugt den symbolischen link check, der auf die Datei check.2.4.1 zeigt. Im Verzeichnis sieht dies folgendermaßen aus:</text:p>
      <text:p text:style-name="P7"><text:s text:c="12"/><text:span text:style-name="T14">lrwxrwxrwx <text:s text:c="2"/>1 <text:s text:c="2"/>mz <text:s/>users <text:s text:c="4"/>1024 <text:s text:c="2"/>Mar 21 17:13 check <text:s/>-&gt; <text:s/>check.2.4.1*</text:span></text:p>
      <text:p text:style-name="P1">Links können genau wie Dateien mit rm entfernt werden. Hierbei wird der Link und nicht die referenzierte Datei entfernt!</text:p>
      <text:p text:style-name="P1"/>
      <text:list xml:id="list112826592347052" text:continue-numbering="true" text:style-name="List_20_3">
        <text:list-item>
          <text:p text:style-name="P47">Frage: Befinden sich im Verzeichnis /usr/lib symbolische Links?</text:p>
        </text:list-item>
        <text:list-item>
          <text:p text:style-name="P47">Anwtort: </text:p>
        </text:list-item>
      </text:list>
      <text:p text:style-name="P1"><text:s/></text:p>
      <text:p text:style-name="P1"/>
      <text:h text:style-name="P42" text:outline-level="3"><text:bookmark-start text:name="__RefHeading__2679_1723369356"/>Daten archivieren und sichern<text:bookmark-end text:name="__RefHeading__2679_1723369356"/></text:h>
      <text:p text:style-name="P1">Zum Erzeugen und Auspacken von Archiven dient das tar-Kommando (tape archive). Üblicherweise gibt man komprimierten Archiven die Endung <text:span text:style-name="T5">.</text:span><text:span text:style-name="luecke">tgz</text:span> oder .<text:span text:style-name="T5">tar.</text:span><text:span text:style-name="luecke">gz</text:span>, unkomprimierten <text:span text:style-name="T5">.tar</text:span>. Die wichtigsten Anwendungsfälle des <text:span text:style-name="T7">tar</text:span>-Befehls sind:</text:p>
      <text:p text:style-name="P1"><text:s/></text:p>
      <text:p text:style-name="Text_20_body">1. Auspacken von Archiven: <text:s text:c="8"/></text:p>
      <text:p text:style-name="P28">tar <text:span text:style-name="T11">xvfz</text:span> Archiv.tgz</text:p>
      <text:p text:style-name="P1">tar entpackt nun das komprimierte Archiv und legt dabei selbständig evtl. Unterverzeichnisse an.</text:p>
      <text:p text:style-name="Text_20_body"><text:s/></text:p>
      <text:p text:style-name="Text_20_body">2. Erzeugen von Archiven: <text:s text:c="18"/></text:p>
      <text:p text:style-name="P28">tar <text:span text:style-name="T11">cvfz</text:span> Archiv.tgz Datei1 Verz1</text:p>
      <text:p text:style-name="P17">tar erzeugt das komprimierte Archiv Archiv.tgz, in dem die Datei Datei1 und alle Dateien von Verz1 einschließlich seiner Unterverzeichnisse enthalten sind.</text:p>
      <text:p text:style-name="P17"><text:s/></text:p>
      <text:p text:style-name="Text_20_body">3. Ansehen des Archivinhalts: <text:s text:c="14"/></text:p>
      <text:p text:style-name="P28"><text:soft-page-break/>tar <text:span text:style-name="T11">tvfz</text:span> Archiv.tgz</text:p>
      <text:p text:style-name="Text_20_body">tar gibt ein Inhaltsverzeichnis von Archiv.tgz aus.</text:p>
      <text:p text:style-name="Text_20_body"><text:s/></text:p>
      <text:p text:style-name="Text_20_body">Das <text:span text:style-name="T4">flag z</text:span><text:span text:style-name="T5"> </text:span>gibt an, dass komprimierte Dateien erzeugt/ausgepackt werden sollen. </text:p>
      <text:p text:style-name="Text_20_body"/>
      <text:list xml:id="list112827570357798" text:continue-numbering="true" text:style-name="List_20_3">
        <text:list-item>
          <text:p text:style-name="P47"><text:span text:style-name="T6">Frage</text:span>: Was bewirkt folgender Befehl:<text:line-break/><text:span text:style-name="T6">tar xvfz lampp.tgz -C /opt<text:line-break/></text:span></text:p>
        </text:list-item>
        <text:list-item>
          <text:p text:style-name="P47"><text:span text:style-name="T6">Anwort:</text:span>?????????</text:p>
        </text:list-item>
      </text:list>
      <text:p text:style-name="code"><text:s/></text:p>
      <text:p text:style-name="Standard"/>
      <text:p text:style-name="Standard"/>
      <text:p text:style-name="Standard"/>
      <text:h text:style-name="Heading_20_3" text:outline-level="3"><text:bookmark-start text:name="__RefHeading__2681_1723369356"/>Aufgaben Arbeiten mit Dateien<text:bookmark-end text:name="__RefHeading__2681_1723369356"/></text:h>
      <text:p text:style-name="Text_20_body"/>
      <text:list xml:id="list112826878269172" text:continue-list="list112827570357798" text:style-name="List_20_3">
        <text:list-item text:start-value="1">
          <text:p text:style-name="P40">Weshalb liefern die Befehle <text:s/>cat emil und <text:s/>cat EMIL unter Umständen unterschiedliche Ergebnisse?<text:line-break/></text:p>
        </text:list-item>
        <text:list-item>
          <text:p text:style-name="P40">Antwort: <text:line-break/></text:p>
        </text:list-item>
        <text:list-item>
          <text:p text:style-name="P40">Wofür steht die Angabe Tilde (<text:span text:style-name="T8">~</text:span>) in UNIX-Kommandos?<text:line-break/></text:p>
        </text:list-item>
        <text:list-item>
          <text:p text:style-name="P40">Antwort: <text:line-break/></text:p>
        </text:list-item>
        <text:list-item>
          <text:p text:style-name="P40">Nennen Sie alle Unterverzeichnisse, die direkt unterhalb des Hauptverzeichnisses standardmäßig angeordnet sind und beschreiben Sie deren Aufgaben!<text:line-break/></text:p>
        </text:list-item>
        <text:list-item>
          <text:p text:style-name="P40">Antwort: <text:line-break/></text:p>
        </text:list-item>
        <text:list-item>
          <text:p text:style-name="P40">Was ist das Kennzeichen einer versteckten Datei? Mit welchem UNIX-Kommando werden versteckte Dateien im Verzeichnis erkennbar?<text:line-break/></text:p>
        </text:list-item>
        <text:list-item>
          <text:p text:style-name="P40">Antwort: <text:line-break/></text:p>
        </text:list-item>
        <text:list-item>
          <text:p text:style-name="P40">Mit welchem Befehl können aus einem Verzeichnis alle Dateien und Unterverzeichnisse gelöscht werden? Können die so gelöschten Dateien und Unterverzeichnisse wiederhergestellt werden?<text:line-break/></text:p>
        </text:list-item>
        <text:list-item>
          <text:p text:style-name="P40">Antwort: <text:line-break/></text:p>
        </text:list-item>
        <text:list-item>
          <text:p text:style-name="P40">Welche Form der wildcards unterstützt UNIX?<text:line-break/></text:p>
        </text:list-item>
        <text:list-item>
          <text:p text:style-name="P40">Antwort: <text:line-break/></text:p>
        </text:list-item>
        <text:list-item>
          <text:p text:style-name="P40">Was ist der Zweck des tar-Kommando? Nennen Sie Beispiele!<text:line-break/></text:p>
        </text:list-item>
        <text:list-item>
          <text:p text:style-name="P40"><text:soft-page-break/>Antwort: <text:line-break/></text:p>
        </text:list-item>
        <text:list-item>
          <text:p text:style-name="P40">Welche zusätzlichen Angabe zeigt das Kommandol ls -l gegenüber dem einfachen ls-Kommando?<text:line-break/></text:p>
        </text:list-item>
        <text:list-item>
          <text:p text:style-name="P40">Antwort: <text:line-break/></text:p>
        </text:list-item>
        <text:list-item>
          <text:p text:style-name="P40">Welches UNIX-Kommando bewirkt eine seitenweise Dateiausgabe?<text:line-break/></text:p>
        </text:list-item>
        <text:list-item>
          <text:p text:style-name="P40">Antwort: <text:line-break/></text:p>
        </text:list-item>
        <text:list-item>
          <text:p text:style-name="P40">Beschreiben Sie die Wirkungen der folgenden UNIX-Kommandos:<text:line-break/>a) shutdown <text:s text:c="4"/>b) init 6 <text:s text:c="8"/>c) <text:span text:style-name="T24">tar</text:span> <text:s text:c="10"/>d) passwd <text:s text:c="4"/>e) pwd <text:s text:c="2"/>f) mkdir <text:s text:c="2"/>g) grep<text:line-break/>h) find <text:s text:c="13"/>i) cd <text:s text:c="13"/>j) useradd <text:s text:c="3"/>k) man <text:s text:c="8"/>l) rmdir m) ls <text:s text:c="8"/>n) cat<text:line-break/>o) cp <text:s text:c="14"/>p) less <text:s text:c="11"/>q) ln <text:s text:c="11"/>r) mv <text:s/><text:line-break/></text:p>
        </text:list-item>
        <text:list-item>
          <text:p text:style-name="P40">Richten Sie in Ihrem Arbeitsverzeichnis folgende Verzeichnisstruktur ein:<text:line-break/>home - schueler <text:s text:c="6"/>- schule <text:s text:c="5"/>- bs<text:line-break/> <text:s text:c="50"/>- db<text:line-break/> <text:s text:c="50"/>- prog<text:line-break/> <text:s text:c="30"/>- privat <text:s text:c="8"/>- mutti<text:line-break/> <text:s text:c="50"/>- vati<text:line-break/> <text:s text:c="30"/>- download<text:line-break/> <text:s text:c="30"/>- sonst</text:p>
        </text:list-item>
        <text:list-item>
          <text:p text:style-name="P40">Ändern Sie die Verzeichnisstruktur der vorherigen Aufgabe in folgende Struktur ab:<text:line-break/>home - schueler <text:s text:c="5"/>- school <text:s text:c="8"/>- bs<text:line-break/> <text:s text:c="50"/>- db<text:line-break/> <text:s text:c="30"/>- private <text:s text:c="7"/>- karl<text:line-break/> <text:s text:c="50"/>- heinz<text:line-break/> <text:s text:c="30"/>- sonst<text:line-break/> <text:s text:c="50"/>- download<text:line-break/></text:p>
        </text:list-item>
        <text:list-item>
          <text:p text:style-name="P40">Kopieren Sie die Dateien fstab, passwd und hosts aus /etc in Ihr Homeverzeichnis und untersuchen Sie den Erfolg der Kopie! Verschieben Sie anschließend diese 3 Dateien in das Unterverzeichnis „sonst“! Danach kopieren Sie diese Dateien in alle Unterverzeichnisse Ihres Arbeitsverzeichnisses!<text:line-break/></text:p>
        </text:list-item>
        <text:list-item>
          <text:p text:style-name="P40">Antwort: <text:line-break/><text:line-break/><text:line-break/><text:line-break/></text:p>
        </text:list-item>
        <text:list-item>
          <text:p text:style-name="P40">Lassen Sie sich aus dem Inhalt des Verzeichnisses /usr/bin folgende Dateiangaben anzeigen:<text:line-break/>- alle Dateien, die die Zeichenfolge ss irgendwo im Namen enthalten.<text:line-break/>- alle Dateien, die mit a, b oder c beginnen<text:line-break/>- alle Dateien, die als zweites Zeichen im Namen eine Ziffer führen<text:line-break/><text:line-break/></text:p>
        </text:list-item>
        <text:list-item>
          <text:p text:style-name="P40">Antwort:<text:line-break/><text:line-break/></text:p>
        </text:list-item>
        <text:list-item>
          <text:p text:style-name="P40"><text:soft-page-break/>Suchen Sie die Datei profile und lassen Sie sich diese Datei mit less und cat anzeigen!<text:line-break/></text:p>
        </text:list-item>
        <text:list-item>
          <text:p text:style-name="P40">Antwort: <text:line-break/></text:p>
        </text:list-item>
        <text:list-item>
          <text:p text:style-name="P40">Lassen Sie sich alle tgz-Dateien anzeigen, die im System gespeichert sind!<text:line-break/></text:p>
        </text:list-item>
        <text:list-item>
          <text:p text:style-name="P40">Antwort: <text:line-break/></text:p>
        </text:list-item>
        <text:list-item>
          <text:p text:style-name="P40">Archivieren Sie mit dem tar-Kommando den gesamten Inhalt Ihres Arbeitsverzeichnisses!<text:line-break/></text:p>
        </text:list-item>
        <text:list-item>
          <text:p text:style-name="P40">Antwort: <text:line-break/></text:p>
        </text:list-item>
        <text:list-item>
          <text:p text:style-name="P40">Installieren Sie lampp und auch die Entwicklungsmodule.<text:line-break/></text:p>
        </text:list-item>
        <text:list-item>
          <text:p text:style-name="P40">Antwort: <text:line-break/></text:p>
        </text:list-item>
      </text:list>
      <text:p text:style-name="Standard"/>
      <text:h text:style-name="Heading_20_2" text:outline-level="2"><text:bookmark-start text:name="__RefHeading__2683_1723369356"/>Zugriffsrecht<text:bookmark-end text:name="__RefHeading__2683_1723369356"/></text:h>
      <text:p text:style-name="P16">Nur der super user (root) hat als Systemverwalter uneingeschränkte Zugriffsrechte auf alle Dateien. Die Verteilung der Zugriffsrechte auf eine Datei ist folgendermaßen gegliedert:</text:p>
      <text:h text:style-name="P42" text:outline-level="3"><text:bookmark-start text:name="__RefHeading__2685_1723369356"/>Gliederung der Zugriffsrechte<text:bookmark-end text:name="__RefHeading__2685_1723369356"/></text:h>
      <table:table table:name="Tabelle3" table:style-name="Tabelle3">
        <table:table-column table:style-name="Tabelle3.A"/>
        <table:table-column table:style-name="Tabelle3.B"/>
        <table:table-column table:style-name="Tabelle3.C"/>
        <table:table-row>
          <table:table-cell table:style-name="Tabelle3.A1" office:value-type="string">
            <text:p text:style-name="P25">Eigentümer</text:p>
          </table:table-cell>
          <table:table-cell table:style-name="Tabelle3.A1" office:value-type="string">
            <text:p text:style-name="P26">Gruppenmitglieder</text:p>
          </table:table-cell>
          <table:table-cell table:style-name="Tabelle3.C1" office:value-type="string">
            <text:p text:style-name="P26">Andere Systembenutzer</text:p>
          </table:table-cell>
        </table:table-row>
      </table:table>
      <text:p text:style-name="P1"><text:s/></text:p>
      <text:p text:style-name="P1">Jede dieser drei Kategorien wird in einem Verzeichnis durch drei Zeichen angezeigt. Zusammen mit dem ersten Zeichen (dem Dateityp: d, l, oder -) ergeben sich die 10 Flags vor jeder Datei. Jedes Flag wird durch ein Zeichen repräsentiert. Die möglichen Flags sind für alle drei Kategorien gleich: <text:span text:style-name="T4">r</text:span> für <text:span text:style-name="T4">(read)</text:span>, <text:span text:style-name="T4">w</text:span> für <text:span text:style-name="T4">(write)</text:span> und <text:span text:style-name="T4">x</text:span> für <text:span text:style-name="T4">(execute)</text:span>. Ist ein Flag nicht gesetzt, so wird dies durch - gekennzeichnet. Betrachten wir die Datei linux.info:</text:p>
      <text:p text:style-name="P18">-rw-r-xr-- <text:s text:c="10"/>1 <text:s text:c="5"/>emil <text:s text:c="5"/>suse <text:s text:c="7"/>29524 <text:s text:c="5"/>Jun 29 13:11 <text:s text:c="2"/>linux.info</text:p>
      <text:p text:style-name="P1">Über diese Datei könnte man sagen: <text:s/>„Der Eigentümer (emil) darf sie ändern und lesen, die Mitglieder der Gruppe <text:span text:style-name="T15">suse</text:span> dürfen sie nur lesen (r) und ausführen (execute), während alle anderen Systembenutzer linux.info nur lesen dürfen.“. Ganz ähnlich verhält es sich mit Verzeichnissen. Dann steht nämlich vor den 9 Zeichen, die Rechte zuordnen, noch ein "d" (directory) und könnte so aussehen:</text:p>
      <text:p text:style-name="P19">drwxr-xr-x <text:s text:c="4"/>3 <text:s text:c="3"/>emil <text:s text:c="4"/>suse <text:s text:c="5"/>1024 <text:s text:c="4"/>Jun 29 13:11 <text:s text:c="8"/>info/</text:p>
      <text:p text:style-name="Text_20_body">"x" bedeutet in diesem Fall, dass man in dieses Verzeichnis wechseln kann.</text:p>
      <text:p text:style-name="Text_20_body"/>
      <text:h text:style-name="P42" text:outline-level="3"><text:bookmark-start text:name="__RefHeading__2687_1723369356"/>Ändern der Besitzrechte<text:bookmark-end text:name="__RefHeading__2687_1723369356"/></text:h>
      <text:p text:style-name="Text_20_body">Mit Hilfe des Kommandos</text:p>
      <text:p text:style-name="P28">chown <text:s/>Besitzer <text:s/>Datei</text:p>
      <text:p text:style-name="Text_20_body">kann der Eigentümer einer Datei auf einen anderen Benutzer gewechselt werden. Es handelt <text:soft-page-break/>sich um eine Tätigkeit, die mit Administratorrechten durchgeführt wird.</text:p>
      <text:p text:style-name="Text_20_body"><text:s/></text:p>
      <text:h text:style-name="P42" text:outline-level="3"><text:bookmark-start text:name="__RefHeading__2689_1723369356"/>Ändern von Zugriffsrechten<text:bookmark-end text:name="__RefHeading__2689_1723369356"/></text:h>
      <text:p text:style-name="P1">Die Änderung von Zugriffsrechten geschieht mit dem Befehl <text:span text:style-name="T4">chmod</text:span></text:p>
      <text:p text:style-name="P1">Folgende Eingabe setzt z.B. die Rechte der Datei linux.info für Gruppenmitglieder auf lesbar, veränderbar und ausführbar:</text:p>
      <text:p text:style-name="P28">chmod <text:s/>g+rwx <text:s/>linux.info</text:p>
      <text:p text:style-name="P1"/>
      <text:p text:style-name="P1">Wenn Rechte für alle drei Kategorien gesetzt werden sollen, genügt die Angabe der zu ändernden Rechte. Folgende Eingabe setzt die Rechte für die Datei linux.info so, dass niemand Schreiberlaubnis besitzt:</text:p>
      <text:p text:style-name="P28">chmod <text:s/>-w <text:s/>linux.info</text:p>
      <text:p text:style-name="Text_20_body">Die Rechte für Lesen und Ausführen werden davon nicht betroffen. </text:p>
      <text:p text:style-name="P2"/>
      <text:p text:style-name="P1">Eine zweite Möglichkeit der Anwendung des chmod-Befehls ergibt sich durch die Codierung der Maske der Zugriffsbits in oktaler Form. Für jede Zugriffskategorie (user, group, others) wird eine Ziffer (0,... ,7) angegeben. </text:p>
      <text:p text:style-name="code"><text:span text:style-name="T6">chmod 777 linux.info</text:span><text:line-break/>-rwxrwxrwx</text:p>
      <text:p text:style-name="code"/>
      <text:p text:style-name="code"><text:span text:style-name="T6">chmod 755 linux.info</text:span><text:line-break/>-?????????</text:p>
      <text:p text:style-name="code"/>
      <text:p text:style-name="code"><text:span text:style-name="T6">chmod -R 644 linux.info</text:span><text:line-break/>-?????????</text:p>
      <text:p text:style-name="code"/>
      <text:p text:style-name="P4">Der switch -R beudeutet <text:span text:style-name="luecke">rekursiv</text:span></text:p>
      <text:p text:style-name="P1">In diesem Zusammenhang interessante Kommandos sind chown (change owner) und chgrp (change group).</text:p>
      <text:p text:style-name="P1"><text:s/></text:p>
      <text:p text:style-name="P1">Mit dem Kommandu umask können sie die Defaulteinstellung der Zugriffsrechte einer Datei festlgen</text:p>
      <text:p text:style-name="P28">umask 022</text:p>
      <text:p text:style-name="P1">bewirkt, dass beim Erzeugen einer Datei diese die Zugriffsrechte 755 (rwxr-xr-x) erhält. Den Befehl umask schreibt man in eine startup-file der shell (.bashrc).</text:p>
      <text:p text:style-name="P1"><text:s/></text:p>
      <text:p text:style-name="P1"/>
      <text:h text:style-name="P42" text:outline-level="3"><text:bookmark-start text:name="__RefHeading__2691_1723369356"/>Informationen über den Systemzustand<text:bookmark-end text:name="__RefHeading__2691_1723369356"/></text:h>
      <text:p text:style-name="Text_20_body">Häufig ist es wichtig, Auskunft über den Zustand des Systems zu erhalten. Hierbei helfen die Kommandos df, <text:s/>free, <text:s/>ps, <text:s/>top.</text:p>
      <text:p text:style-name="P28">df -<text:span text:style-name="T22">h</text:span></text:p>
      <text:p text:style-name="Text_20_body">Gibt Auskunft Über den verfügbaren und benutzten Plattenplatz. Die Ausgabe erfolgt in der <text:soft-page-break/>Form:</text:p>
      <text:p text:style-name="Standard"><text:s text:c="7"/><text:span text:style-name="T14">Filesystem 1024-blocks <text:s text:c="15"/>Used <text:s text:c="4"/>Available <text:s text:c="5"/>Capacity <text:s text:c="4"/>Mounted on</text:span></text:p>
      <text:p text:style-name="Standard"><text:s text:c="7"/><text:span text:style-name="T14">/dev/sda4 <text:s text:c="8"/>699392 <text:s text:c="11"/>659258 <text:s text:c="10"/>5165 <text:s text:c="11"/>99% <text:s text:c="4"/>/</text:span></text:p>
      <text:p text:style-name="Standard"><text:s text:c="7"/><text:span text:style-name="T14">/dev/sda1 <text:s text:c="8"/>102384 <text:s text:c="13"/>23955 <text:s text:c="8"/>73310 <text:s text:c="11"/>25% <text:s text:c="4"/>/tmp</text:span></text:p>
      <text:p text:style-name="Standard"><text:s text:c="7"/>/dev/sdb1 <text:s text:c="6"/>2097136 <text:s text:c="9"/>2070485 <text:s text:c="8"/>26651 <text:s text:c="11"/>99% <text:s text:c="4"/>/archiv_1</text:p>
      <text:p text:style-name="Standard"><text:s text:c="7"/>/dev/sda3 <text:s text:c="8"/>126976 <text:s text:c="11"/>106908 <text:s text:c="8"/>20068 <text:s text:c="11"/>84% <text:s text:c="4"/>/hilfe/gnu</text:p>
      <text:p text:style-name="Standard"><text:s text:c="7"/><text:span text:style-name="T19">Fermi:/cdrom <text:s text:c="2"/>613934 <text:s text:c="11"/>613934 <text:s text:c="16"/>0 <text:s text:c="9"/>100% <text:s text:c="4"/>/cd_Fermi</text:span></text:p>
      <text:p text:style-name="Standard"/>
      <text:p text:style-name="P28">free</text:p>
      <text:p text:style-name="Text_20_body">Informiert über die Auslastung des RAM und der swap-Partition:</text:p>
      <text:p text:style-name="Text_20_body"/>
      <text:p text:style-name="P28">w</text:p>
      <text:p text:style-name="P1">Anzeige aller momentan angemeldeten Benutzer: Dieses Kommando liefert eine ganze Reihe nützlicher Informationen: Neben der Anzahl der angemeldeten Benutzer erfahren Sie, wie lange das System bereits läuft,wie es momentan belastet ist und was die einzelnen Benutzer so tun. </text:p>
      <text:p text:style-name="P28">du</text:p>
      <text:p text:style-name="P1">(<text:span text:style-name="T3">disk usage</text:span>) Gibt Auskunft über den von Unterverzeichnissen und einzelnen Dateien belegten Speicherplatz.</text:p>
      <text:p text:style-name="P20"><text:s/></text:p>
      <text:h text:style-name="Heading_20_3" text:outline-level="3"><text:bookmark-start text:name="__RefHeading__2693_1723369356"/><text:span text:style-name="T22">+</text:span>Mount und Umount von Dateisystemen<text:bookmark-end text:name="__RefHeading__2693_1723369356"/></text:h>
      <text:p text:style-name="P1">Mit dem Befehl mount, der nur von root ausgeführt werden kann, wird ein Datenträger in das Linux-Dateisystem eingebunden. mount benötigt hierzu zwei Argumente: den Namen des Datenträgers (entspricht der Device-Bezeichnung, z.B. /dev/hda3) und ein Verzeichnis, unter dem der Datenträger eingebunden werden soll. Die Option -t <text:s/>filesystem gibt das Dateisystem an.</text:p>
      <text:p text:style-name="P28">mount <text:s/>-t <text:s/>msdos <text:s/>/dev/hda2 <text:s/>/dosa</text:p>
      <text:p text:style-name="P1">stellt die Dos-Partition hda2 unter dem Verzeichnis /dosa zur Verfügung. Mögliche Dateisysteme: ext2, minix, msdos, umsdos, vfat, iso9660, nfs, ncpfs, xiafs, hpfs, proc. Durch die Option -r wird ein Datenträger read-only gemountet. Schreiben ist dann auf diesem Datenträger nicht erlaubt. <text:span text:style-name="T4">mount</text:span> schreibt die gemounteten Dateisysteme in die Datei <text:span text:style-name="T5">/etc/mtab</text:span>. Wird mount ohne Argumente aufgerufen, so wird der Inhalt dieser Datei ausgegeben.</text:p>
      <text:p text:style-name="Text_20_body">Durch umount wird ein Datenträger aus dem Linux-Dateisystem entfernt2. Als Argument kann entweder der Name der Device-Bezeichnung oder der Name des Verzeichnisses, in welches der Datenträger eingebunden ist, angegeben werden. Um also z.B. /dev/hda2, eingebunden unter /dosa, zu entfernen, kann</text:p>
      <text:p text:style-name="P28">umount <text:s/>/dosa</text:p>
      <text:p text:style-name="P28">od.</text:p>
      <text:p text:style-name="P28">umount <text:s/>/dev/hda2</text:p>
      <text:p text:style-name="Text_20_body">eingegeben werden. </text:p>
      <text:p text:style-name="P5"/>
      <text:p text:style-name="code">mkdir /mnt/win</text:p>
      <text:p text:style-name="code"/>
      <text:p text:style-name="P28">sudo mount –t smbfs //fs-i/scripten /mnt/win –o username=USERNAME, workgroup=WORKGROUPNAME</text:p>
      <text:p text:style-name="Standard">Dieser Befehl zeigt das mounten eines Windows-Netzlaufwerkes.</text:p>
      <text:p text:style-name="P1"><text:soft-page-break/><text:s/></text:p>
      <text:p text:style-name="P28">Frage: </text:p>
      <text:p text:style-name="code">vmware bzw. Virtualbox unterstützt die Verwendung sogenannter Shared Folders. Beschreiben Sie hier, was zu tun ist, um dieses Feature nutzen zu können.</text:p>
      <text:p text:style-name="code"/>
      <text:p text:style-name="code">Tipp: s. 4ME/HOWTO-VIDEO</text:p>
      <text:p text:style-name="code"/>
      <text:p text:style-name="code"/>
      <text:p text:style-name="P28">Antwort:</text:p>
      <text:p text:style-name="code">??????????????</text:p>
      <text:p text:style-name="code"/>
      <text:p text:style-name="Standard"/>
      <text:p text:style-name="Standard"/>
      <text:p text:style-name="Standard"/>
      <text:h text:style-name="P42" text:outline-level="3"><text:bookmark-start text:name="__RefHeading__2695_1723369356"/>Manual-Seiten<text:bookmark-end text:name="__RefHeading__2695_1723369356"/></text:h>
      <text:p text:style-name="Standard">über Kommandos, Konfigurationsdateien und C-Bibliothekfunktionen geben Ihnen die Manual-Seiten Auskunft:</text:p>
      <text:p text:style-name="Standard"/>
      <text:p text:style-name="code">man -1 &lt;Stichwort&gt; <text:tab/><text:tab/>Basch Befehle.</text:p>
      <text:p text:style-name="code">man -2 &lt;Stichwort&gt; <text:tab/><text:tab/>Systemaufrufe der versch. Bibliotheken</text:p>
      <text:p text:style-name="code">man -3 &lt;Stichwort&gt; <text:tab/><text:tab/>Die C-Bibliotheksfunktionen.</text:p>
      <text:p text:style-name="code">man -4 &lt;Stichwort&gt; <text:tab/><text:tab/>Beschreibung v. Konfigurationsdateien</text:p>
      <text:p text:style-name="code">man -5 &lt;Stichwort&gt; <text:tab/><text:tab/>Syntax/Aufbau wichtiger Dateien</text:p>
      <text:p text:style-name="code">...<text:line-break/>man -8 &lt;Stichwort&gt; <text:tab/><text:tab/>Kommandos des Systemverwalters</text:p>
      <text:p text:style-name="code">man -9 &lt;Stichwort&gt; <text:tab/><text:tab/>Beschreibung der Linux-Kernelroutinen</text:p>
      <text:p text:style-name="P6"/>
      <text:p text:style-name="P6">Eventuell finden Sie unter /usr/doc/ mehr Information, z. B. unter /usr/doc/howto.</text:p>
      <text:p text:style-name="P1"/>
      <text:p text:style-name="Standard"/>
      <text:h text:style-name="Heading_20_2" text:outline-level="2"><text:bookmark-start text:name="__RefHeading__2697_1723369356"/>Prozesssteuerung im LINUX<text:bookmark-end text:name="__RefHeading__2697_1723369356"/></text:h>
      <text:h text:style-name="Heading_20_3" text:outline-level="3"><text:bookmark-start text:name="__RefHeading__2699_1723369356"/>Die Kommandos ps und kill<text:bookmark-end text:name="__RefHeading__2699_1723369356"/></text:h>
      <text:p text:style-name="Standard">Senden von Signalen an laufende Prozesse. Erfordert die Angabe der "<text:span text:style-name="luecke">PID</text:span>" (<text:span text:style-name="T3">ProzessID</text:span>),die mit <text:span text:style-name="luecke">ps</text:span> ermittelt werden kann.</text:p>
      <text:p text:style-name="Standard"/>
      <text:p text:style-name="Standard"/>
      <text:p text:style-name="P28">kill 1233</text:p>
      <text:p text:style-name="P20">Schickt dem Prozess mit der ID 1233 das TERM-Signal.</text:p>
      <text:p text:style-name="P20"/>
      <text:p text:style-name="P28">kill -9 1233</text:p>
      <text:p text:style-name="Standard">Kann der Prozess darauf nicht mehr reagieren, so kann er mit dem optionalen Parameter "-9" dennoch beendet werden.</text:p>
      <text:p text:style-name="P33"/>
      <text:p text:style-name="P33">Den Status von Prozessen anzeigen:</text:p>
      <text:p text:style-name="P28"><text:soft-page-break/>ps</text:p>
      <text:p text:style-name="Standard">Zeigt die vom user gestarteten Prozesse an. Weitere Infos liefert man ps. </text:p>
      <text:p text:style-name="Standard"/>
      <text:p text:style-name="Standard">Mit</text:p>
      <text:p text:style-name="P28">ps -a</text:p>
      <text:p text:style-name="Standard">werden Ihnen auch die laufenden Prozesse der anderen user angezeigt. </text:p>
      <text:p text:style-name="Standard"/>
      <text:p text:style-name="Standard">Weitere Optionen:</text:p>
      <text:p text:style-name="P28">ps -aux</text:p>
      <text:p text:style-name="code">oder</text:p>
      <text:p text:style-name="P28">ps aux</text:p>
      <text:p text:style-name="code">oder</text:p>
      <text:p text:style-name="P28">pstree</text:p>
      <text:p text:style-name="Standard"/>
      <text:p text:style-name="Standard"/>
      <text:p text:style-name="P28">top</text:p>
      <text:p text:style-name="Standard">Anzeige aller momentan laufenden Prozesse, der Systemauslastung u. v. m.; die Anzeige wird in zeitlichen Abständen aktualisiert. Beenden der Anzeige erfolgt mit <text:s/>q .</text:p>
      <text:p text:style-name="Standard"><text:s/></text:p>
      <text:h text:style-name="P42" text:outline-level="3"><text:bookmark-start text:name="__RefHeading__2701_1723369356"/>Start eines Hintergrundprozesses mit &amp;<text:bookmark-end text:name="__RefHeading__2701_1723369356"/></text:h>
      <text:p text:style-name="P28">gedit &amp;</text:p>
      <text:p text:style-name="Standard"/>
      <text:p text:style-name="P28">fg</text:p>
      <text:p text:style-name="Standard"/>
      <text:p text:style-name="P28">bg</text:p>
      <text:p text:style-name="Standard"/>
      <text:p text:style-name="code"><text:span text:style-name="T6">jobs</text:span> </text:p>
      <text:p text:style-name="Text_20_body"/>
      <text:p text:style-name="Standard"/>
      <text:p text:style-name="Standard"/>
      <text:p text:style-name="Standard"/>
      <text:h text:style-name="Heading_20_2" text:outline-level="2"><text:bookmark text:name="_Toc83124063"/><text:bookmark text:name="_Toc34639533"/><text:bookmark-start text:name="__RefHeading__2703_1723369356"/><text:span text:style-name="T22">+</text:span>Anhang:<text:span text:style-name="T21"> </text:span>Die Editoren<text:bookmark-end text:name="__RefHeading__2703_1723369356"/></text:h>
      <text:h text:style-name="P42" text:outline-level="3"><text:bookmark-start text:name="__RefHeading__2705_1723369356"/>Der Editor vi<text:bookmark-end text:name="__RefHeading__2705_1723369356"/></text:h>
      <text:p text:style-name="P1">Die Bedienung des vi ist etwas gewöhnungsbedürftig. Er wird an dieser Stelle anderen Editoren vorgezogen, weil er zum einen auf jedem Unix-ähnlichen Betriebssystem zur Verfügung steht und bei Linux zum standardmäßigen Installationsumfang gehört; zum anderen, weil seine Bedienung eindeutig ist und dadurch i.a. keine Mißverständnisse auftreten. Diese Kurzanleitung sollte Sie in die Lage versetzen, mit Hilfe des vi z.B. diverse Konfigurationsdateien zu editieren. Konzept:</text:p>
      <text:p text:style-name="Text_20_body">Der vi kennt <text:span text:style-name="T5">3 Betriebsarten (Modi)</text:span></text:p>
      <text:p text:style-name="Text_20_body"><text:s/></text:p>
      <text:p text:style-name="P7"><text:span text:style-name="T5">command mode</text:span> <text:s text:c="11"/>Jeder <text:s text:c="2"/>Tastendruck <text:s text:c="2"/>wird <text:s text:c="2"/>als <text:s text:c="2"/>Teil <text:s text:c="2"/>eines <text:s text:c="2"/>Befehlsinterpretiert.</text:p>
      <text:p text:style-name="P7"><text:span text:style-name="T5">input mode</text:span> <text:s text:c="18"/>Tastendrücke werden als Texteingaben interpretiert.</text:p>
      <text:p text:style-name="P7"><text:span text:style-name="T5">last line mode</text:span> <text:s text:c="13"/>Für komplexere Kommandos, die in der letzten Zeile editiert werden.</text:p>
      <text:p text:style-name="P15"/>
      <text:p text:style-name="P15"><text:soft-page-break/>Die wichtigsten Befehle des <text:span text:style-name="T7">command mode</text:span> sind:</text:p>
      <text:p text:style-name="P34"><text:span text:style-name="T5">i</text:span> <text:s text:c="5"/>wechselt in den input mode (Zeichen werden an der aktuellen Cursorposition eingegeben)</text:p>
      <text:p text:style-name="P35"><text:span text:style-name="T5">a</text:span> <text:s text:c="4"/>wechselt in den input mode (Zeichen werden nach__der aktuellen Cursorposition eingegeben)</text:p>
      <text:p text:style-name="P35"><text:span text:style-name="T5">A</text:span> <text:s text:c="3"/>wechselt in den input mode (Zeichen werden am Ende der Zeile angehängt)</text:p>
      <text:p text:style-name="P35"><text:span text:style-name="T5">R</text:span> <text:s text:c="3"/>wechselt in den input mode (überschreibt den alten Text)</text:p>
      <text:p text:style-name="P35"><text:span text:style-name="T5">r</text:span> <text:s text:c="5"/>wechselt zum Überschreiben eines Zeichens in den input mode</text:p>
      <text:p text:style-name="P35"><text:span text:style-name="T5">s</text:span> <text:s text:c="4"/>wechselt in den input mode (das Zeichen, auf dem der Cursor steht, wird durch die Eingabe überschrieben)</text:p>
      <text:p text:style-name="P35"><text:span text:style-name="T5">C</text:span> <text:s text:c="3"/>wechselt in den input mode (der Rest der Zeile wird durch den neuen Text ersetzt)</text:p>
      <text:p text:style-name="P35"><text:span text:style-name="T5">o</text:span> <text:s text:c="4"/>wechselt in den input mode (nach der aktuellen Zeile wird eine neue Zeile eingefügt)</text:p>
      <text:p text:style-name="P35"><text:span text:style-name="T5">O</text:span> <text:s text:c="3"/>wechselt in den input mode (vor_ der aktuellen Zeile wird eine neue Zeile eingefügt)</text:p>
      <text:p text:style-name="P35"><text:span text:style-name="T5">x</text:span> <text:s text:c="4"/>löscht das aktuelle Zeichen</text:p>
      <text:p text:style-name="P35"><text:span text:style-name="T5">dd</text:span> <text:s text:c="2"/>löscht die aktuelle Zeile</text:p>
      <text:p text:style-name="P35"><text:span text:style-name="T5">d</text:span><text:span text:style-name="T6">w</text:span> <text:s/>löscht bis zum Ende des aktuellen Worts</text:p>
      <text:p text:style-name="P35"><text:span text:style-name="T5">cw</text:span> <text:s text:c="2"/>wechselt in den input mode (der Rest des aktuellen Worts wird durch die Eingabe überschrieben)</text:p>
      <text:p text:style-name="P35"><text:span text:style-name="T5">u</text:span> <text:s text:c="4"/>nimmt das letzte Kommando zurück</text:p>
      <text:p text:style-name="P35"><text:span text:style-name="T5">j</text:span> <text:s text:c="5"/>hängt die folgende Zeile an die aktuelle an</text:p>
      <text:p text:style-name="P35"><text:span text:style-name="T5">.</text:span> <text:s text:c="5"/>wiederholt das letzte Kommando</text:p>
      <text:p text:style-name="P35"><text:span text:style-name="T5">:</text:span> <text:s text:c="5"/>wechselt in den last line mode</text:p>
      <text:p text:style-name="Text_20_body"><text:s/></text:p>
      <text:p text:style-name="Text_20_body">Allen Kommandos kann eine Zahl vorangestellt werden, die angibt, auf wieviele Objekte sich der folgende Befehl beziehen soll. So können durch Eingabe von 3dw drei Wörter auf einmal gelöscht werden. Durch Eingabe von 10x erreicht man das Löschen von zehn Zeichen ab der Cursorposition, 20dd löscht 20 Zeilen.</text:p>
      <text:p text:style-name="Text_20_body">Die wichtigsten Befehle des <text:span text:style-name="T7">last line</text:span> mode:</text:p>
      <text:p text:style-name="P7"><text:span text:style-name="T5">:q! <text:s text:c="18"/></text:span>verlässt den vi, ohne Änderungen zu speichern</text:p>
      <text:p text:style-name="P7"><text:span text:style-name="T5">:w <text:s/>[Datei]</text:span> <text:s text:c="5"/>speichert unter [Datei]</text:p>
      <text:p text:style-name="P7"><text:span text:style-name="T5">:x <text:s text:c="20"/></text:span>speichert die geänderte Datei und verlässt den Editor</text:p>
      <text:p text:style-name="P7"><text:span text:style-name="T5">:e <text:s/>[Datei]</text:span> <text:s text:c="6"/>editiert [Datei]</text:p>
      <text:p text:style-name="P7"><text:span text:style-name="T5">:u <text:s text:c="20"/></text:span>nimmt das letzte Editierkommando zurück</text:p>
      <text:p text:style-name="Standard"><text:span text:style-name="Citation"><text:span text:style-name="T1">Eingabe von <text:s/></text:span></text:span><text:span text:style-name="Citation"><text:span text:style-name="T2">ESC</text:span></text:span><text:span text:style-name="Citation"><text:span text:style-name="T1"> <text:s/>im input mode wechselt in den command mode.</text:span></text:span></text:p>
      <text:p text:style-name="Standard"><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luecke" style:family="paragraph" style:parent-style-name="code"/>
    <style:style style:name="d"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text:file-name text:display="name-and-extension">linux-anwenden.odt</text:file-name><text:tab/>Arbeitsunterlage</text:p>
      </style:header>
      <style:footer>
        <text:p text:style-name="Footer">Informatik<text:tab/><text:tab/><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Anton Hofmann</meta:initial-creator>
    <meta:creation-date>2008-09-13T18:32:04</meta:creation-date>
    <dc:date>2017-02-13T11:28:26.306763083</dc:date>
    <dc:language>de-DE</dc:language>
    <meta:editing-cycles>42</meta:editing-cycles>
    <meta:editing-duration>PT11H42M28S</meta:editing-duration>
    <dc:creator>hofmann </dc:creator>
    <meta:document-statistic meta:table-count="3" meta:image-count="0" meta:object-count="0" meta:page-count="16" meta:paragraph-count="399" meta:word-count="3537" meta:character-count="25532" meta:non-whitespace-character-count="20905"/>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11-03-04T19:10:22"/>
  </office:meta>
</office:document-meta>
</file>